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2.667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3.739cm"/>
    </style:style>
    <style:style style:name="co8" style:family="table-column">
      <style:table-column-properties fo:break-before="auto" style:column-width="3.221cm"/>
    </style:style>
    <style:style style:name="co9" style:family="table-column">
      <style:table-column-properties fo:break-before="auto" style:column-width="3.357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5.018cm"/>
    </style:style>
    <style:style style:name="co12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1.741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106cm" fo:break-before="auto" style:use-optimal-row-height="true"/>
    </style:style>
    <style:style style:name="ro6" style:family="table-row">
      <style:table-row-properties style:row-height="0.857cm" fo:break-before="auto" style:use-optimal-row-height="true"/>
    </style:style>
    <style:style style:name="ro7" style:family="table-row">
      <style:table-row-properties style:row-height="1.711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2.009cm" fo:break-before="auto" style:use-optimal-row-height="false"/>
    </style:style>
    <style:style style:name="ro11" style:family="table-row">
      <style:table-row-properties style:row-height="0.898cm" fo:break-before="auto" style:use-optimal-row-height="true"/>
    </style:style>
    <style:style style:name="ro12" style:family="table-row">
      <style:table-row-properties style:row-height="1.762cm" fo:break-before="auto" style:use-optimal-row-height="true"/>
    </style:style>
    <style:style style:name="ro13" style:family="table-row">
      <style:table-row-properties style:row-height="1.868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1.43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underline-style="none"/>
    </style:style>
    <style:style style:name="ce18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style:use-window-font-color="true" style:font-name="DejaVu Sans Mono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order-bottom="0.99pt solid #000000" fo:background-color="#666666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808080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99pt solid #000000" fo:background-color="#999999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7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0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c700" style:font-name="DejaVu Sans Mono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7d00" style:font-name="DejaVu Sans Mono"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order-bottom="2.01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43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d100" style:font-name="DejaVu Sans Mono" fo:font-size="18pt" fo:font-weight="bold" style:font-size-asian="18pt" style:font-weight-asian="bold" style:font-size-complex="18pt" style:font-weight-complex="bold"/>
    </style:style>
    <style:style style:name="ce44" style:family="table-cell" style:parent-style-name="Default">
      <style:table-cell-properties fo:background-color="#323232" style:text-align-source="fix" style:repeat-content="false" style:vertical-align="middle"/>
      <style:paragraph-properties fo:text-align="center" fo:margin-left="0cm"/>
      <style:text-properties fo:color="#ffe000" style:font-name="DejaVu Sans Mono"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5" style:family="table-cell" style:parent-style-name="Default">
      <style:table-cell-properties fo:background-color="#808080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999999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2.01pt solid #000000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2" style:family="table-cell" style:parent-style-name="Default">
      <style:table-cell-properties fo:border-bottom="4pt double-thin #000000" style:border-line-width-bottom="0.018cm 0.106cm 0.018cm" fo:border-left="none" fo:border-right="none" fo:border-top="none"/>
    </style:style>
    <style:style style:name="ce23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4" style:family="table-cell" style:parent-style-name="Default">
      <style:table-cell-properties fo:border-bottom="0.99pt solid #000000" fo:background-color="#808080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2.01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solid" style:text-line-through-type="singl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33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67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6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76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86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68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none" style:text-line-through-type="non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3pt" fo:language="es" fo:country="A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3pt" style:language-asian="zh" style:country-asian="CN" style:font-style-asian="italic" style:font-weight-asian="bold" style:font-name-complex="Lohit Devanagari" style:font-size-complex="13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3pt" style:font-size-asian="13pt" style:font-size-complex="13pt"/>
    </style:style>
    <style:style style:name="ce73" style:family="table-cell" style:parent-style-name="Default" style:data-style-name="N37"/>
    <style:style style:name="gr1" style:family="graphic">
      <style:graphic-properties draw:stroke="none" svg:stroke-color="#000000" draw:fill="none" draw:fill-color="#ffffff" fo:min-height="7.303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2" style:family="graphic">
      <style:graphic-properties draw:stroke="none" svg:stroke-color="#000000" draw:fill="none" draw:fill-color="#ffffff" fo:min-height="7.303cm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3" style:family="graphic">
      <style:graphic-properties draw:stroke="none" svg:stroke-color="#000000" draw:fill="none" draw:fill-color="#ffffff" fo:min-height="7.303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4" style:family="graphic">
      <style:graphic-properties draw:stroke="none" svg:stroke-color="#000000" draw:fill="none" draw:fill-color="#ffffff" fo:min-height="7.16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5" style:family="graphic">
      <style:graphic-properties draw:stroke="none" svg:stroke-color="#000000" draw:fill="none" draw:fill-color="#ffffff" fo:min-height="7.138cm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gr6" style:family="graphic">
      <style:graphic-properties draw:stroke="none" svg:stroke-color="#000000" draw:fill="none" draw:fill-color="#ffffff" fo:min-height="7.022cm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1" style:family="paragraph">
      <loext:graphic-properties draw:fill="none" draw:fill-color="#ffffff"/>
      <style:paragraph-properties style:writing-mode="lr-tb"/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1" style:family="text">
      <style:text-properties fo:color="#ce181e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2" style:family="text">
      <style:text-properties fo:color="#00a933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3" style:family="text">
      <style:text-properties fo:color="#000000" loext:opacity="100%" fo:font-family="Impact" style:font-family-generic="swiss" style:font-pitch="variable" fo:font-size="96pt" fo:text-shadow="1pt 1pt" fo:font-weight="bold" style:font-size-asian="96pt" style:font-weight-asian="bold" style:font-size-complex="96pt" style:font-weight-complex="bold"/>
    </style:style>
    <style:style style:name="T4" style:family="text">
      <style:text-properties style:text-line-through-type="single"/>
    </style:style>
    <style:style style:name="T5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" fo:font-size="13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6.391cm" svg:height="7.303cm" svg:x="4.15cm" svg:y="7.206cm">
            <draw:text-box>
              <text:p><text:span text:style-name="T1">En desuso.-</text:span></text:p>
            </draw:text-box>
          </draw:frame>
          <draw:frame draw:z-index="1" draw:style-name="gr2" draw:text-style-name="P2" svg:width="26.391cm" svg:height="7.303cm" svg:x="37.239cm" svg:y="7.303cm">
            <draw:text-box>
              <text:p><text:span text:style-name="T2">Actualizar.-</text:span></text:p>
            </draw:text-box>
          </draw:frame>
          <draw:frame draw:z-index="2" draw:style-name="gr3" draw:text-style-name="P3" svg:width="26.391cm" svg:height="7.303cm" svg:x="70.554cm" svg:y="7.133cm">
            <draw:text-box>
              <text:p><text:span text:style-name="T3">Horario nulo.-</text:span></text:p>
            </draw:text-box>
          </draw:frame>
          <draw:frame draw:z-index="3" draw:style-name="gr3" draw:text-style-name="P3" svg:width="26.391cm" svg:height="7.303cm" svg:x="4.151cm" svg:y="156.101cm">
            <draw:text-box>
              <text:p><text:span text:style-name="T3">Horario nulo.-</text:span></text:p>
            </draw:text-box>
          </draw:frame>
          <draw:frame draw:z-index="4" draw:style-name="gr3" draw:text-style-name="P3" svg:width="26.391cm" svg:height="7.303cm" svg:x="37.352cm" svg:y="156.101cm">
            <draw:text-box>
              <text:p><text:span text:style-name="T3">Horario nulo.-</text:span></text:p>
            </draw:text-box>
          </draw:frame>
          <draw:frame draw:z-index="5" draw:style-name="gr3" draw:text-style-name="P3" svg:width="26.391cm" svg:height="7.303cm" svg:x="70.554cm" svg:y="156.101cm">
            <draw:text-box>
              <text:p><text:span text:style-name="T3">Horario nulo.-</text:span></text:p>
            </draw:text-box>
          </draw:frame>
          <draw:frame draw:z-index="6" draw:style-name="gr3" draw:text-style-name="P3" svg:width="26.391cm" svg:height="7.303cm" svg:x="103.755cm" svg:y="156.101cm">
            <draw:text-box>
              <text:p><text:span text:style-name="T3">Horario nulo.-</text:span></text:p>
            </draw:text-box>
          </draw:frame>
          <draw:frame draw:z-index="7" draw:style-name="gr3" draw:text-style-name="P3" svg:width="26.391cm" svg:height="7.303cm" svg:x="136.956cm" svg:y="156.101cm">
            <draw:text-box>
              <text:p><text:span text:style-name="T3">Horario nulo.-</text:span></text:p>
            </draw:text-box>
          </draw:frame>
          <draw:frame draw:z-index="8" draw:style-name="gr3" draw:text-style-name="P3" svg:width="26.391cm" svg:height="7.303cm" svg:x="170.157cm" svg:y="156.101cm">
            <draw:text-box>
              <text:p><text:span text:style-name="T3">Horario nulo.-</text:span></text:p>
            </draw:text-box>
          </draw:frame>
          <draw:frame draw:z-index="9" draw:style-name="gr3" draw:text-style-name="P3" svg:width="26.391cm" svg:height="7.303cm" svg:x="203.359cm" svg:y="156.101cm">
            <draw:text-box>
              <text:p><text:span text:style-name="T3">Horario nulo.-</text:span></text:p>
            </draw:text-box>
          </draw:frame>
          <draw:frame draw:z-index="10" draw:style-name="gr3" draw:text-style-name="P3" svg:width="26.391cm" svg:height="7.303cm" svg:x="236.56cm" svg:y="156.101cm">
            <draw:text-box>
              <text:p><text:span text:style-name="T3">Horario nulo.-</text:span></text:p>
            </draw:text-box>
          </draw:frame>
          <draw:frame draw:z-index="11" draw:style-name="gr3" draw:text-style-name="P3" svg:width="26.391cm" svg:height="7.303cm" svg:x="269.762cm" svg:y="156.101cm">
            <draw:text-box>
              <text:p><text:span text:style-name="T3">Horario nulo.-</text:span></text:p>
            </draw:text-box>
          </draw:frame>
          <draw:frame draw:z-index="12" draw:style-name="gr3" draw:text-style-name="P3" svg:width="26.391cm" svg:height="7.303cm" svg:x="302.963cm" svg:y="156.101cm">
            <draw:text-box>
              <text:p><text:span text:style-name="T3">Horario nulo.-</text:span></text:p>
            </draw:text-box>
          </draw:frame>
          <draw:frame draw:z-index="13" draw:style-name="gr3" draw:text-style-name="P3" svg:width="26.391cm" svg:height="7.303cm" svg:x="336.164cm" svg:y="156.101cm">
            <draw:text-box>
              <text:p><text:span text:style-name="T3">Horario nulo.-</text:span></text:p>
            </draw:text-box>
          </draw:frame>
          <draw:frame draw:z-index="14" draw:style-name="gr3" draw:text-style-name="P3" svg:width="26.391cm" svg:height="7.303cm" svg:x="369.365cm" svg:y="156.101cm">
            <draw:text-box>
              <text:p><text:span text:style-name="T3">Horario nulo.-</text:span></text:p>
            </draw:text-box>
          </draw:frame>
          <draw:frame draw:z-index="15" draw:style-name="gr3" draw:text-style-name="P3" svg:width="26.391cm" svg:height="7.303cm" svg:x="435.767cm" svg:y="156.101cm">
            <draw:text-box>
              <text:p><text:span text:style-name="T3">Horario nulo.-</text:span></text:p>
            </draw:text-box>
          </draw:frame>
          <draw:frame draw:z-index="16" draw:style-name="gr3" draw:text-style-name="P3" svg:width="26.391cm" svg:height="7.303cm" svg:x="468.969cm" svg:y="156.101cm">
            <draw:text-box>
              <text:p><text:span text:style-name="T3">Horario nulo.-</text:span></text:p>
            </draw:text-box>
          </draw:frame>
          <draw:frame draw:z-index="17" draw:style-name="gr3" draw:text-style-name="P3" svg:width="26.391cm" svg:height="7.303cm" svg:x="502.17cm" svg:y="156.101cm">
            <draw:text-box>
              <text:p><text:span text:style-name="T3">Horario nulo.-</text:span></text:p>
            </draw:text-box>
          </draw:frame>
          <draw:frame draw:z-index="18" draw:style-name="gr4" draw:text-style-name="P3" svg:width="26.391cm" svg:height="7.16cm" svg:x="4.151cm" svg:y="320.717cm">
            <draw:text-box>
              <text:p><text:span text:style-name="T3">Horario nulo.-</text:span></text:p>
            </draw:text-box>
          </draw:frame>
          <draw:frame draw:z-index="19" draw:style-name="gr4" draw:text-style-name="P3" svg:width="26.391cm" svg:height="7.16cm" svg:x="37.352cm" svg:y="320.717cm">
            <draw:text-box>
              <text:p><text:span text:style-name="T3">Horario nulo.-</text:span></text:p>
            </draw:text-box>
          </draw:frame>
          <draw:frame draw:z-index="20" draw:style-name="gr4" draw:text-style-name="P3" svg:width="26.391cm" svg:height="7.16cm" svg:x="70.554cm" svg:y="320.717cm">
            <draw:text-box>
              <text:p><text:span text:style-name="T3">Horario nulo.-</text:span></text:p>
            </draw:text-box>
          </draw:frame>
          <draw:frame draw:z-index="21" draw:style-name="gr4" draw:text-style-name="P3" svg:width="26.391cm" svg:height="7.16cm" svg:x="103.755cm" svg:y="320.717cm">
            <draw:text-box>
              <text:p><text:span text:style-name="T3">Horario nulo.-</text:span></text:p>
            </draw:text-box>
          </draw:frame>
          <draw:frame draw:z-index="22" draw:style-name="gr4" draw:text-style-name="P3" svg:width="26.391cm" svg:height="7.16cm" svg:x="136.956cm" svg:y="320.717cm">
            <draw:text-box>
              <text:p><text:span text:style-name="T3">Horario nulo.-</text:span></text:p>
            </draw:text-box>
          </draw:frame>
          <draw:frame draw:z-index="23" draw:style-name="gr4" draw:text-style-name="P3" svg:width="26.391cm" svg:height="7.16cm" svg:x="170.157cm" svg:y="320.717cm">
            <draw:text-box>
              <text:p><text:span text:style-name="T3">Horario nulo.-</text:span></text:p>
            </draw:text-box>
          </draw:frame>
          <draw:frame draw:z-index="24" draw:style-name="gr4" draw:text-style-name="P3" svg:width="26.391cm" svg:height="7.16cm" svg:x="203.359cm" svg:y="320.717cm">
            <draw:text-box>
              <text:p><text:span text:style-name="T3">Horario nulo.-</text:span></text:p>
            </draw:text-box>
          </draw:frame>
          <draw:frame draw:z-index="25" draw:style-name="gr4" draw:text-style-name="P3" svg:width="26.391cm" svg:height="7.16cm" svg:x="236.56cm" svg:y="320.717cm">
            <draw:text-box>
              <text:p><text:span text:style-name="T3">Horario nulo.-</text:span></text:p>
            </draw:text-box>
          </draw:frame>
          <draw:frame draw:z-index="26" draw:style-name="gr4" draw:text-style-name="P3" svg:width="26.391cm" svg:height="7.16cm" svg:x="269.762cm" svg:y="320.717cm">
            <draw:text-box>
              <text:p><text:span text:style-name="T3">Horario nulo.-</text:span></text:p>
            </draw:text-box>
          </draw:frame>
          <draw:frame draw:z-index="27" draw:style-name="gr4" draw:text-style-name="P3" svg:width="26.391cm" svg:height="7.16cm" svg:x="302.963cm" svg:y="320.717cm">
            <draw:text-box>
              <text:p><text:span text:style-name="T3">Horario nulo.-</text:span></text:p>
            </draw:text-box>
          </draw:frame>
          <draw:frame draw:z-index="28" draw:style-name="gr4" draw:text-style-name="P3" svg:width="26.391cm" svg:height="7.16cm" svg:x="336.164cm" svg:y="320.717cm">
            <draw:text-box>
              <text:p><text:span text:style-name="T3">Horario nulo.-</text:span></text:p>
            </draw:text-box>
          </draw:frame>
          <draw:frame draw:z-index="29" draw:style-name="gr4" draw:text-style-name="P3" svg:width="26.391cm" svg:height="7.16cm" svg:x="369.365cm" svg:y="320.717cm">
            <draw:text-box>
              <text:p><text:span text:style-name="T3">Horario nulo.-</text:span></text:p>
            </draw:text-box>
          </draw:frame>
          <draw:frame draw:z-index="30" draw:style-name="gr4" draw:text-style-name="P3" svg:width="26.391cm" svg:height="7.16cm" svg:x="435.767cm" svg:y="320.717cm">
            <draw:text-box>
              <text:p><text:span text:style-name="T3">Horario nulo.-</text:span></text:p>
            </draw:text-box>
          </draw:frame>
          <draw:frame draw:z-index="31" draw:style-name="gr4" draw:text-style-name="P3" svg:width="26.391cm" svg:height="7.16cm" svg:x="468.969cm" svg:y="320.717cm">
            <draw:text-box>
              <text:p><text:span text:style-name="T3">Horario nulo.-</text:span></text:p>
            </draw:text-box>
          </draw:frame>
          <draw:frame draw:z-index="32" draw:style-name="gr4" draw:text-style-name="P3" svg:width="26.391cm" svg:height="7.16cm" svg:x="502.17cm" svg:y="320.717cm">
            <draw:text-box>
              <text:p><text:span text:style-name="T3">Horario nulo.-</text:span></text:p>
            </draw:text-box>
          </draw:frame>
          <draw:frame draw:z-index="33" draw:style-name="gr5" draw:text-style-name="P1" svg:width="26.391cm" svg:height="7.138cm" svg:x="138.106cm" svg:y="113.628cm">
            <draw:text-box>
              <text:p><text:span text:style-name="T1">En desuso.-</text:span></text:p>
            </draw:text-box>
          </draw:frame>
          <draw:frame draw:z-index="34" draw:style-name="gr6" draw:text-style-name="P3" svg:width="26.391cm" svg:height="7.022cm" svg:x="4.151cm" svg:y="405.016cm">
            <draw:text-box>
              <text:p><text:span text:style-name="T3">Horario nulo.-</text:span></text:p>
            </draw:text-box>
          </draw:frame>
          <draw:frame draw:z-index="35" draw:style-name="gr6" draw:text-style-name="P3" svg:width="26.391cm" svg:height="7.022cm" svg:x="37.352cm" svg:y="405.016cm">
            <draw:text-box>
              <text:p><text:span text:style-name="T3">Horario nulo.-</text:span></text:p>
            </draw:text-box>
          </draw:frame>
          <draw:frame draw:z-index="36" draw:style-name="gr6" draw:text-style-name="P3" svg:width="26.391cm" svg:height="7.022cm" svg:x="70.554cm" svg:y="405.016cm">
            <draw:text-box>
              <text:p><text:span text:style-name="T3">Horario nulo.-</text:span></text:p>
            </draw:text-box>
          </draw:frame>
          <draw:frame draw:z-index="37" draw:style-name="gr6" draw:text-style-name="P3" svg:width="26.391cm" svg:height="7.022cm" svg:x="103.755cm" svg:y="405.016cm">
            <draw:text-box>
              <text:p><text:span text:style-name="T3">Horario nulo.-</text:span></text:p>
            </draw:text-box>
          </draw:frame>
          <draw:frame draw:z-index="38" draw:style-name="gr6" draw:text-style-name="P3" svg:width="26.391cm" svg:height="7.022cm" svg:x="136.956cm" svg:y="405.016cm">
            <draw:text-box>
              <text:p><text:span text:style-name="T3">Horario nulo.-</text:span></text:p>
            </draw:text-box>
          </draw:frame>
          <draw:frame draw:z-index="39" draw:style-name="gr6" draw:text-style-name="P3" svg:width="26.391cm" svg:height="7.022cm" svg:x="170.157cm" svg:y="405.016cm">
            <draw:text-box>
              <text:p><text:span text:style-name="T3">Horario nulo.-</text:span></text:p>
            </draw:text-box>
          </draw:frame>
          <draw:frame draw:z-index="40" draw:style-name="gr6" draw:text-style-name="P3" svg:width="26.391cm" svg:height="7.022cm" svg:x="203.359cm" svg:y="405.016cm">
            <draw:text-box>
              <text:p><text:span text:style-name="T3">Horario nulo.-</text:span></text:p>
            </draw:text-box>
          </draw:frame>
          <draw:frame draw:z-index="41" draw:style-name="gr6" draw:text-style-name="P3" svg:width="26.391cm" svg:height="7.022cm" svg:x="236.56cm" svg:y="405.016cm">
            <draw:text-box>
              <text:p><text:span text:style-name="T3">Horario nulo.-</text:span></text:p>
            </draw:text-box>
          </draw:frame>
          <draw:frame draw:z-index="42" draw:style-name="gr6" draw:text-style-name="P3" svg:width="26.391cm" svg:height="7.022cm" svg:x="269.762cm" svg:y="405.016cm">
            <draw:text-box>
              <text:p><text:span text:style-name="T3">Horario nulo.-</text:span></text:p>
            </draw:text-box>
          </draw:frame>
          <draw:frame draw:z-index="43" draw:style-name="gr6" draw:text-style-name="P3" svg:width="26.391cm" svg:height="7.022cm" svg:x="302.963cm" svg:y="405.016cm">
            <draw:text-box>
              <text:p><text:span text:style-name="T3">Horario nulo.-</text:span></text:p>
            </draw:text-box>
          </draw:frame>
          <draw:frame draw:z-index="44" draw:style-name="gr6" draw:text-style-name="P3" svg:width="26.391cm" svg:height="7.022cm" svg:x="336.164cm" svg:y="405.016cm">
            <draw:text-box>
              <text:p><text:span text:style-name="T3">Horario nulo.-</text:span></text:p>
            </draw:text-box>
          </draw:frame>
          <draw:frame draw:z-index="45" draw:style-name="gr6" draw:text-style-name="P3" svg:width="26.391cm" svg:height="7.022cm" svg:x="369.365cm" svg:y="405.016cm">
            <draw:text-box>
              <text:p><text:span text:style-name="T3">Horario nulo.-</text:span></text:p>
            </draw:text-box>
          </draw:frame>
          <draw:frame draw:z-index="46" draw:style-name="gr6" draw:text-style-name="P3" svg:width="26.391cm" svg:height="7.022cm" svg:x="435.767cm" svg:y="405.016cm">
            <draw:text-box>
              <text:p><text:span text:style-name="T3">Horario nulo.-</text:span></text:p>
            </draw:text-box>
          </draw:frame>
          <draw:frame draw:z-index="47" draw:style-name="gr6" draw:text-style-name="P3" svg:width="26.391cm" svg:height="7.022cm" svg:x="468.969cm" svg:y="405.016cm">
            <draw:text-box>
              <text:p><text:span text:style-name="T3">Horario nulo.-</text:span></text:p>
            </draw:text-box>
          </draw:frame>
          <draw:frame draw:z-index="48" draw:style-name="gr6" draw:text-style-name="P3" svg:width="26.391cm" svg:height="7.022cm" svg:x="502.17cm" svg:y="405.016cm">
            <draw:text-box>
              <text:p><text:span text:style-name="T3">Horario nulo.-</text:span></text:p>
            </draw:text-box>
          </draw:frame>
        </table:shapes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51"/>
        <table:table-column table:style-name="co1" table:default-cell-style-name="ce6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4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…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UNDEFINED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UNDEFINED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6">
          <table:table-cell table:style-name="ce1"/>
          <table:table-cell table:number-columns-repeated="156"/>
        </table:table-row>
        <table:table-row table:style-name="ro6"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1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8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6"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3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3" table:number-columns-spanned="1" table:number-rows-spanned="4"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6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78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6"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39" office:value-type="string" calcext:value-type="string" table:number-columns-spanned="127" table:number-rows-spanned="1">
            <text:p>Patrón Gamma [Eficiencia 65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GAMM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GAMMA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3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3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4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10:3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6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6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6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6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1:30hs:</text:span>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3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7">11:00hs:</text:span></text:p>
            <text:p><text:span text:style-name="T7">Situaciones</text:span></text:p>
            <text:p><text:span text:style-name="T7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style-name="Default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5">Respuesta a 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4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4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4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style-name="Default"/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4:30hs:</text:p>
            <text:p><text:span text:style-name="T5">Estudio/</text:span></text:p>
            <text:p><text:span text:style-name="T5">Trabajo</text:span></text:p>
            <text:p><text:span text:style-name="T4">17:3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Baño</text:span>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Situaciones</text:span></text:p>
            <text:p><text:span text:style-name="T5">Especiales</text:span></text:p>
            <text:p><text:span text:style-name="T6">17:00hs</text:span></text:p>
          </table:table-cell>
          <table:table-cell table:number-columns-repeated="5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5">Respuesta a </text:span></text:p>
            <text:p><text:span text:style-name="T5">Estudio/Trabajo</text:span></text:p>
            <text:p><text:span text:style-name="T6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b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4">17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6">20:00hs</text:span></text:p>
          </table:table-cell>
          <table:table-cell table:style-name="Default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20:00hs</text:span></text:p>
          </table:table-cell>
          <table:table-cell table:number-columns-repeated="2"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6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6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3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3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4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78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66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66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6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21:00hs</text:span></text:p>
            <text:p><text:span text:style-name="T5">-</text:span></text:p>
            <text:p><text:span text:style-name="T5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6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6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66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0" office:value-type="string" calcext:value-type="string" table:number-columns-spanned="127" table:number-rows-spanned="1">
            <text:p>Patrón Épsilon [Eficiencia (37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ÉPSILON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ÉPSILON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10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3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 table:number-columns-repeated="3"/>
          <table:table-cell table:style-name="ce21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3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3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table:number-columns-repeated="5"/>
          <table:table-cell table:style-name="ce63" table:number-columns-spanned="1" table:number-rows-spanned="10"/>
          <table:table-cell/>
          <table:table-cell table:style-name="ce13"/>
          <table:table-cell table:number-columns-repeated="5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table:number-columns-repeated="2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 table:number-columns-repeated="7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3" office:value-type="string" calcext:value-type="string" table:number-columns-spanned="127" table:number-rows-spanned="1">
            <text:p>Patrón Delta [Eficiencia 68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1">
          <table:table-cell/>
          <table:table-cell table:style-name="ce4" office:value-type="string" calcext:value-type="string" table:number-columns-spanned="7" table:number-rows-spanned="1">
            <text:p>Horario de rutina técnico: Sub-zero (nivel 0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</text:span>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I (Nivel 9) [PATRÓN DELTA]</text:p>
          </table:table-cell>
          <table:covered-table-cell table:number-columns-repeated="5" table:style-name="ce14"/>
          <table:covered-table-cell table:style-name="ce23"/>
          <table:table-cell/>
          <table:table-cell table:style-name="ce68" office:value-type="string" calcext:value-type="string" table:number-columns-spanned="5" table:number-rows-spanned="1">
            <text:p>Tiempos Activos largos</text:p>
          </table:table-cell>
          <table:covered-table-cell table:style-name="ce70"/>
          <table:covered-table-cell table:number-columns-repeated="3" table:style-name="ce72"/>
          <table:table-cell table:style-name="ce68" office:value-type="string" calcext:value-type="string" table:number-columns-spanned="5" table:number-rows-spanned="1">
            <text:p>Tiempos Activos cortos</text:p>
          </table:table-cell>
          <table:covered-table-cell table:style-name="ce70"/>
          <table:covered-table-cell table:number-columns-repeated="3" table:style-name="ce72"/>
          <table:table-cell table:number-columns-repeated="17"/>
          <table:table-cell table:style-name="ce73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style-name="ce69" office:value-type="string" calcext:value-type="string">
            <text:p>Niveles</text:p>
          </table:table-cell>
          <table:table-cell table:style-name="ce69" office:value-type="string" calcext:value-type="string">
            <text:p>Despertar</text:p>
            <text:p>Mínimo</text:p>
          </table:table-cell>
          <table:table-cell table:style-name="ce69" office:value-type="string" calcext:value-type="string">
            <text:p>Despertar</text:p>
            <text:p>Máximo</text:p>
          </table:table-cell>
          <table:table-cell table:style-name="ce69" office:value-type="string" calcext:value-type="string">
            <text:p>Ensueño</text:p>
            <text:p>Mínimo</text:p>
          </table:table-cell>
          <table:table-cell table:style-name="ce69" office:value-type="string" calcext:value-type="string">
            <text:p>Ensueño</text:p>
            <text:p>Máximo</text:p>
          </table:table-cell>
          <table:table-cell table:number-columns-repeated="18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0" calcext:value-type="float">
            <text:p>0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1" calcext:value-type="float">
            <text:p>1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 table:number-columns-repeated="9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2" calcext:value-type="float">
            <text:p>2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table-cell table:style-name="ce63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3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3" table:number-columns-spanned="1" table:number-rows-spanned="10"/>
          <table:table-cell/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3" calcext:value-type="float">
            <text:p>3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table:style-name="Default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table:number-columns-repeated="2"/>
          <table:covered-table-cell/>
          <table:table-cell/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style-name="ce69" office:value-type="float" office:value="4" calcext:value-type="float">
            <text:p>4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14:30hs</text:p>
          </table:table-cell>
          <table:table-cell table:style-name="ce71" office:value-type="string" calcext:value-type="string">
            <text:p>00:00hs</text:p>
          </table:table-cell>
          <table:table-cell table:style-name="ce71" office:value-type="string" calcext:value-type="string">
            <text:p>05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-11:30hs-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-11:30hs-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table:number-columns-repeated="2"/>
          <table:table-cell table:style-name="Default"/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/>
          <table:covered-table-cell/>
          <table:table-cell/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08:00hs</text:p>
          </table:table-cell>
          <table:table-cell table:style-name="ce71" office:value-type="string" calcext:value-type="string">
            <text:p>09:0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style-name="ce69" office:value-type="float" office:value="5" calcext:value-type="float">
            <text:p>5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11:30hs</text:p>
          </table:table-cell>
          <table:table-cell table:style-name="ce71" office:value-type="string" calcext:value-type="string">
            <text:p>23:30hs</text:p>
          </table:table-cell>
          <table:table-cell table:style-name="ce71" office:value-type="string" calcext:value-type="string">
            <text:p>02:0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 Baño</text:p>
            <text:p><text:span text:style-name="T4">10:00hs</text:span></text:p>
          </table:table-cell>
          <table:table-cell/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/>
          <table:table-cell office:value-type="string" calcext:value-type="string">
            <text:p>09:00hs: Baño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7:15hs</text:p>
          </table:table-cell>
          <table:table-cell table:style-name="ce71" office:value-type="string" calcext:value-type="string">
            <text:p>08:1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style-name="ce69" office:value-type="float" office:value="6" calcext:value-type="float">
            <text:p>6</text:p>
          </table:table-cell>
          <table:table-cell table:style-name="ce71" office:value-type="string" calcext:value-type="string">
            <text:p>09:30hs</text:p>
          </table:table-cell>
          <table:table-cell table:style-name="ce71" office:value-type="string" calcext:value-type="string">
            <text:p>10:30hs</text:p>
          </table:table-cell>
          <table:table-cell table:style-name="ce71" office:value-type="string" calcext:value-type="string">
            <text:p>22:00hs</text:p>
          </table:table-cell>
          <table:table-cell table:style-name="ce71" office:value-type="string" calcext:value-type="string">
            <text:p>01:00hs</text:p>
          </table:table-cell>
          <table:table-cell table:number-columns-repeated="18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08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23:30hs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/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6:00hs</text:p>
          </table:table-cell>
          <table:table-cell table:style-name="ce69" office:value-type="string" calcext:value-type="string">
            <text:p>07:00hs</text:p>
          </table:table-cell>
          <table:table-cell table:style-name="ce69" office:value-type="string" calcext:value-type="string">
            <text:p>21:45hs</text:p>
          </table:table-cell>
          <table:table-cell table:style-name="ce69" office:value-type="string" calcext:value-type="string">
            <text:p>23:00hs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09:00hs</text:p>
          </table:table-cell>
          <table:table-cell table:style-name="ce69" office:value-type="string" calcext:value-type="string">
            <text:p>10:0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5:30hs</text:p>
          </table:table-cell>
          <table:table-cell table:style-name="ce69" office:value-type="string" calcext:value-type="string">
            <text:p>06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22:00hs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string" calcext:value-type="string">
            <text:p>08:30hs</text:p>
          </table:table-cell>
          <table:table-cell table:style-name="ce69" office:value-type="string" calcext:value-type="string">
            <text:p>09:30hs</text:p>
          </table:table-cell>
          <table:table-cell table:style-name="ce69" office:value-type="string" calcext:value-type="string">
            <text:p>21:30hs</text:p>
          </table:table-cell>
          <table:table-cell table:style-name="ce69" office:value-type="string" calcext:value-type="string">
            <text:p>00:30hs</text:p>
          </table:table-cell>
          <table:table-cell table:number-columns-repeated="18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<text:span text:style-name="T5">14:30hs: </text:span></text:p>
            <text:p><text:span text:style-name="T5">Código Libre</text:span></text:p>
            <text:p><text:span text:style-name="T6">16:5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6">15:30hs</text:span></text:p>
          </table:table-cell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4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4">17:00hs</text:span></text:p>
          </table:table-cell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7"/>
          <table:table-cell table:style-name="ce63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63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3" table:number-columns-spanned="1" table:number-rows-spanned="4"/>
          <table:table-cell/>
          <table:table-cell office:value-type="string" calcext:value-type="string">
            <text:p>18:00hs: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3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4">20:2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00hs:Ducha</text:span></text:p>
            <text:p><text:span text:style-name="T6">21:0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 office:value-type="string" calcext:value-type="string">
            <text:p>20:00hs:Baño</text:p>
            <text:p><text:span text:style-name="T4">21:00hs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;20hs-</text:span></text:p>
          </table:table-cell>
          <table:table-cell office:value-type="string" calcext:value-type="string">
            <text:p><text:span text:style-name="T5">21:00hs: </text:span></text:p>
            <text:p><text:span text:style-name="T5">Código Libre</text:span></text:p>
            <text:p><text:span text:style-name="T6">23:2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1:00hs:</text:span></text:p>
            <text:p><text:span text:style-name="T5">Estudio/</text:span></text:p>
            <text:p><text:span text:style-name="T5">Trabajo</text:span></text:p>
            <text:p><text:span text:style-name="T6">23:20hs</text:span></text:p>
          </table:table-cell>
          <table:table-cell/>
          <table:table-cell office:value-type="string" calcext:value-type="string">
            <text:p><text:span text:style-name="T5">23:20hs:</text:span></text:p>
            <text:p><text:span text:style-name="T5">Estudio/</text:span></text:p>
            <text:p><text:span text:style-name="T5">Trabajo</text:span></text:p>
            <text:p><text:span text:style-name="T6">01:1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4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21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4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78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6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6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Platteau [Eficiencia 73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4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Suspensión (nivel 1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Piloto (nivel 2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spuesta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itmo (nivel 3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Calor (nivel 4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Reforzado II (Nivel 5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Frenético II (Nivel 6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Tensión II (Nivel 7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Locura II (Nivel 8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Horario de rutina técnico: “Locura sana” I (Nivel 9) [PATRÓN PLATTEAU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</text:span> II (Nivel 9) [PATRÓN PLATTEAU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3" table:number-columns-spanned="1" table:number-rows-spanned="15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4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4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4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5">Estudio/Trabajo</text:span></text:p>
            <text:p><text:span text:style-name="T4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1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5hs:</text:span></text:p>
            <text:p><text:span text:style-name="T5">Reflexión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4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covered-table-cell/>
          <table:table-cell table:number-columns-repeated="7"/>
          <table:table-cell table:style-name="ce63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3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3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4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78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office:value-type="string" calcext:value-type="string">
            <text:p>18:00hs:</text:p>
            <text:p><text:span text:style-name="T5">Espacio de</text:span></text:p>
            <text:p><text:span text:style-name="T5">Juego</text:span></text:p>
            <text:p><text:span text:style-name="T4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covered-table-cell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5"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4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5">21:30hs:Regar el</text:span></text:p>
            <text:p><text:span text:style-name="T5">Jardín</text:span></text:p>
            <text:p><text:span text:style-name="T6">22:00hs</text:span></text:p>
          </table:table-cell>
          <table:table-cell table:style-name="ce19"/>
          <table:covered-table-cell table:style-name="ce6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 table:number-rows-repeated="2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Alph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ALPH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ALPH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ALPH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8:30hs</text:p>
            <text:p>-</text:p>
            <text:p>09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6:00hs</text:p>
            <text:p>-</text:p>
            <text:p>07:0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7:30hs</text:p>
            <text:p>-</text:p>
            <text:p>08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 table:number-columns-repeated="29"/>
        </table:table-row>
        <table:table-row table:style-name="ro8"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3" table:number-columns-spanned="1" table:number-rows-spanned="10"/>
          <table:table-cell table:number-columns-repeated="3"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8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10:30hs:Desayuno</text:p>
            <text:p><text:span text:style-name="T4">11:3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office:value-type="string" calcext:value-type="string">
            <text:p>10:30hs:Desayuno</text:p>
            <text:p><text:span text:style-name="T4">11:0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0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5">Energizante</text:span></text:p>
            <text:p><text:span text:style-name="T6">09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8:1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3" table:number-columns-spanned="1" table:number-rows-spanned="10"/>
          <table:table-cell/>
          <table:table-cell table:style-name="ce13"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06:00hs:Desayuno</text:p>
            <text:p>Energizante</text:p>
            <text:p><text:span text:style-name="T4">07:0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office:value-type="string" calcext:value-type="string">
            <text:p><text:span text:style-name="T5">07:30hs:Desayuno</text:span></text:p>
            <text:p><text:span text:style-name="T5">Energizante</text:span></text:p>
            <text:p><text:span text:style-name="T6">08:30hs</text:span></text:p>
          </table:table-cell>
          <table:table-cell table:style-name="ce63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covered-table-cell/>
          <table:table-cell table:number-columns-repeated="2"/>
          <table:table-cell table:style-name="Default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 table:number-columns-repeated="2"/>
          <table:table-cell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30hs:</text:p>
            <text:p>Estudio/Trabajo</text:p>
            <text:p><text:span text:style-name="T4">09:0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6">10:30hs</text:span></text:p>
          </table:table-cell>
          <table:table-cell table:number-columns-repeated="3"/>
          <table:covered-table-cell/>
          <table:table-cell/>
          <table:table-cell table:style-name="ce13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6">10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/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;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ce21"/>
          <table:table-cell office:value-type="string" calcext:value-type="string">
            <text:p>08:3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07:00hs:</text:p>
            <text:p><text:span text:style-name="T5">Estudio/Trabajo</text:span></text:p>
            <text:p><text:span text:style-name="T5">O Código Libre</text:span></text:p>
            <text:p><text:span text:style-name="T6">09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style-name="ce21"/>
          <table:table-cell table:style-name="Default"/>
          <table:table-cell/>
          <table:table-cell table:style-name="Default"/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4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8:00hs:</text:p>
            <text:p>Estudio/Trabaj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/>
          <table:table-cell office:value-type="string" calcext:value-type="string">
            <text:p><text:span text:style-name="T5">10:3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10:30hs</text:span></text:p>
          </table:table-cell>
          <table:table-cell/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Código</text:span></text:p>
            <text:p><text:span text:style-name="T5">Libre</text:span></text:p>
            <text:p><text:span text:style-name="T6">09:3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08:30hs:</text:span></text:p>
            <text:p><text:span text:style-name="T5">Estudio/Trabajo</text:span></text:p>
            <text:p><text:span text:style-name="T6">10:3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6">09:00hs</text:span></text:p>
          </table:table-cell>
          <table:table-cell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table:style-name="ce21"/>
          <table:table-cell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office:value-type="string" calcext:value-type="string">
            <text:p><text:span text:style-name="T5">07:30hs:</text:span></text:p>
            <text:p><text:span text:style-name="T5">Estudio/Trabajo</text:span></text:p>
            <text:p><text:span text:style-name="T6">09:00hs</text:span></text:p>
          </table:table-cell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 office:value-type="string" calcext:value-type="string">
            <text:p><text:span text:style-name="T5">10:00hs:Estudio/</text:span></text:p>
            <text:p><text:span text:style-name="T5">Trabajo o</text:span></text:p>
            <text:p><text:span text:style-name="T5"> Código Libre</text:span></text:p>
            <text:p><text:span text:style-name="T6">11:35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4"/>
          <table:table-cell office:value-type="string" calcext:value-type="string">
            <text:p><text:span text:style-name="T5">10:45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6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30hs:</text:p>
            <text:p><text:span text:style-name="T5">Estudio/Trabajo</text:span></text:p>
            <text:p><text:span text:style-name="T6">11:00hs</text:span></text:p>
          </table:table-cell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office:value-type="string" calcext:value-type="string">
            <text:p>10:30hs:</text:p>
            <text:p>Estudio/Trabajo</text:p>
            <text:p><text:span text:style-name="T4">11:00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5">O Código Libre</text:span></text:p>
            <text:p><text:span text:style-name="T6">11:35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09:3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6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09:3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6">11:00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00hs:</text:p>
            <text:p>Código</text:p>
            <text:p>Libre</text:p>
            <text:p><text:span text:style-name="T4">10:00hs</text:span></text:p>
          </table:table-cell>
          <table:table-cell table:style-name="ce21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Estudio/Trabaj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1:30hs:</text:span>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covered-table-cell/>
          <table:table-cell/>
          <table:table-cell office:value-type="string" calcext:value-type="string">
            <text:p>11:30hs:</text:p>
            <text:p><text:span text:style-name="T5">Código</text:span></text:p>
            <text:p><text:span text:style-name="T5">Libre</text:span></text:p>
            <text:p><text:span text:style-name="T6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3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3"/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/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Estudio/Trabajo</text:span></text:p>
            <text:p><text:span text:style-name="T6">11:3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office:value-type="string" calcext:value-type="string">
            <text:p>09:30hs: </text:p>
            <text:p>Situaciones</text:p>
            <text:p>Especiales</text:p>
            <text:p><text:span text:style-name="T4">11:35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4"/>
          <table:table-cell table:style-name="ce52" office:value-type="string" calcext:value-type="string">
            <text:p><text:span text:style-name="T7">11:00hs:</text:span></text:p>
            <text:p><text:span text:style-name="T7">Situaciones</text:span></text:p>
            <text:p><text:span text:style-name="T7">Especiales</text:span></text:p>
            <text:p><text:span text:style-name="T8">13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style-name="Default"/>
          <table:table-cell office:value-type="string" calcext:value-type="string">
            <text:p><text:span text:style-name="T5">11:00hs:</text:span></text:p>
            <text:p><text:span text:style-name="T5">Situaciones</text:span></text:p>
            <text:p><text:span text:style-name="T5">Especiales</text:span></text:p>
            <text:p><text:span text:style-name="T6">13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11:30hs:</text:p>
            <text:p><text:span text:style-name="T5">Respuesta a 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11:30hs:</text:p>
            <text:p>Respuesta a </text:p>
            <text:p>Estudio/Trabajo</text:p>
            <text:p><text:span text:style-name="T4">12:30hs</text:span></text:p>
          </table:table-cell>
          <table:table-cell table:number-columns-repeated="2"/>
          <table:table-cell office:value-type="string" calcext:value-type="string">
            <text:p>11:00hs:</text:p>
            <text:p>Respuesta a </text:p>
            <text:p>Estudio/Trabajo</text:p>
            <text:p><text:span text:style-name="T4">1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1:00hs:</text:p>
            <text:p>Respuesta a</text:p>
            <text:p>Estudio/trabajo</text:p>
            <text:p><text:span text:style-name="T4">12: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11:30hs:Espacio</text:p>
            <text:p>para proyecto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table:style-name="ce13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/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4:30hs:</text:p>
            <text:p><text:span text:style-name="T5">Estudio/</text:span></text:p>
            <text:p><text:span text:style-name="T5">Trabajo</text:span></text:p>
            <text:p><text:span text:style-name="T4">17:3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Baño</text:span>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8:0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4:00hs:</text:p>
            <text:p>Situaciones</text:p>
            <text:p>Especiales</text:p>
            <text:p><text:span text:style-name="T4">18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Situaciones</text:span></text:p>
            <text:p><text:span text:style-name="T5">Especiales</text:span></text:p>
            <text:p><text:span text:style-name="T6">17:00hs</text:span></text:p>
          </table:table-cell>
          <table:table-cell table:number-columns-repeated="5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</text:p>
            <text:p><text:span text:style-name="T5">Respuesta a </text:span></text:p>
            <text:p><text:span text:style-name="T5">Estudio/Trabajo</text:span></text:p>
            <text:p><text:span text:style-name="T6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6:00hs:Código</text:p>
            <text:p>Libre</text:p>
            <text:p><text:span text:style-name="T4">17:00hs</text:span></text:p>
          </table:table-cell>
          <table:table-cell/>
          <table:covered-table-cell/>
          <table:table-cell/>
          <table:table-cell office:value-type="string" calcext:value-type="string">
            <text:p>15:3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7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15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4:30hs:</text:p>
            <text:p>Situaciones</text:p>
            <text:p>Especiale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/>
          <table:table-cell office:value-type="string" calcext:value-type="string">
            <text:p>16:00hs:Estudio/</text:p>
            <text:p>trabajo</text:p>
            <text:p><text:span text:style-name="T4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4:30hs:</text:p>
            <text:p>Situaciobnes</text:p>
            <text:p>Especiales</text:p>
            <text:p><text:span text:style-name="T4">17:3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Estudio/</text:span></text:p>
            <text:p><text:span text:style-name="T5">Trabajo</text:span></text:p>
            <text:p><text:span text:style-name="T4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6:30hs:</text:p>
            <text:p>Espacio para</text:p>
            <text:p>Proyecto</text:p>
            <text:p><text:span text:style-name="T4">17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6:00hs:Código</text:p>
            <text:p>Libre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3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3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6">20:00hs</text:span></text:p>
          </table:table-cell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20:00hs</text:span></text:p>
          </table:table-cell>
          <table:table-cell table:number-columns-repeated="2"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6">20:00hs</text:span></text:p>
          </table:table-cell>
          <table:table-cell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 </text:span></text:p>
            <text:p><text:span text:style-name="T5">Estudio/</text:span></text:p>
            <text:p><text:span text:style-name="T5">Trabajo</text:span></text:p>
            <text:p><text:span text:style-name="T6">20:00hs</text:span></text:p>
          </table:table-cell>
          <table:table-cell/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table:number-columns-repeated="2"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number-columns-repeated="3"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 table:number-columns-repeated="3"/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3" table:number-columns-spanned="1" table:number-rows-spanned="4"/>
          <table:table-cell table:number-columns-repeated="2"/>
          <table:table-cell office:value-type="string" calcext:value-type="string">
            <text:p>17:00hs:Estudio/</text:p>
            <text:p>Trabajo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Código</text:p>
            <text:p>Libre</text:p>
            <text:p><text:span text:style-name="T4">Resto del día</text:span></text:p>
          </table:table-cell>
          <table:table-cell table:style-name="ce21" table:number-columns-repeated="3"/>
          <table:table-cell office:value-type="string" calcext:value-type="string">
            <text:p>16:00hs:</text:p>
            <text:p>Merienda</text:p>
            <text:p>Tranquila</text:p>
            <text:p><text:span text:style-name="T4">17:30hs</text:span></text:p>
          </table:table-cell>
          <table:table-cell/>
          <table:table-cell table:style-name="ce63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Espacio</text:span></text:p>
            <text:p><text:span text:style-name="T5">para proyecto</text:span></text:p>
            <text:p><text:span text:style-name="T4">21:30hs</text:span></text:p>
          </table:table-cell>
          <table:table-cell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Resto del día</text:span></text:p>
          </table:table-cell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Resto del día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Estudio/Trabajo</text:p>
            <text:p><text:span text:style-name="T4">22:3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 table:number-columns-repeated="4"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2:00hs:Código</text:p>
            <text:p>Libre</text:p>
            <text:p><text:span text:style-name="T4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21"/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78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7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00:00hs</text:p>
            <text:p>-</text:p>
            <text:p>02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66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19" office:value-type="string" calcext:value-type="string">
            <text:p>22:30hs</text:p>
            <text:p>-</text:p>
            <text:p>23:00hs</text:p>
          </table:table-cell>
          <table:table-cell table:style-name="ce66" office:value-type="string" calcext:value-type="string">
            <text:p>22:30hs</text:p>
            <text:p>-</text:p>
            <text:p>23:00hs</text:p>
          </table:table-cell>
          <table:table-cell/>
          <table:table-cell table:style-name="ce10" office:value-type="string" calcext:value-type="string">
            <text:p>20:00hs</text:p>
            <text:p>-</text:p>
            <text:p>21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6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21:00hs</text:span></text:p>
            <text:p><text:span text:style-name="T5">-</text:span></text:p>
            <text:p><text:span text:style-name="T5">22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6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30hs</text:p>
            <text:p>-</text:p>
            <text:p>22:00hs</text:p>
          </table:table-cell>
          <table:table-cell table:style-name="ce66" office:value-type="string" calcext:value-type="string">
            <text:p>21:30hs</text:p>
            <text:p>-</text:p>
            <text:p>22:00hs</text:p>
          </table:table-cell>
          <table:table-cell/>
          <table:table-cell table:style-name="ce10" office:value-type="string" calcext:value-type="string">
            <text:p>21:00hs</text:p>
            <text:p>-</text:p>
            <text:p>22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22:20hs</text:p>
            <text:p>-</text:p>
            <text:p>23:00hs</text:p>
          </table:table-cell>
          <table:table-cell table:style-name="ce19" office:value-type="string" calcext:value-type="string">
            <text:p><text:span text:style-name="T5">19:00hs</text:span></text:p>
            <text:p><text:span text:style-name="T5">-</text:span></text:p>
            <text:p><text:span text:style-name="T5">20:00hs</text:span></text:p>
          </table:table-cell>
          <table:table-cell table:style-name="ce19" office:value-type="string" calcext:value-type="string">
            <text:p>21:00hs</text:p>
            <text:p>-</text:p>
            <text:p>22:00hs</text:p>
          </table:table-cell>
          <table:table-cell table:style-name="ce66" office:value-type="string" calcext:value-type="string">
            <text:p>21:30hs</text:p>
            <text:p>-</text:p>
            <text:p>22:00hs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Omeg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OMEG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OMEG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OMEG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solicitado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solicitado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number-columns-repeated="2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3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Programación</text:p>
          </table:table-cell>
          <table:table-cell table:number-columns-repeated="4" table:style-name="ce16" office:value-type="string" calcext:value-type="string">
            <text:p>Programación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Temas a tra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8">
          <table:table-cell table:style-name="ce1"/>
          <table:table-cell table:style-name="ce12"/>
          <table:table-cell table:style-name="ce20" table:number-columns-repeated="5"/>
          <table:table-cell table:style-name="ce30" office:value-type="string" calcext:value-type="string">
            <text:p>Recuperar la mayor</text:p>
            <text:p>Cantidad de </text:p>
            <text:p>Energías posibles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table:number-columns-repeated="3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/>
          <table:table-cell table:style-name="ce20"/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Atender </text:span></text:p>
            <text:p><text:span text:style-name="T5">Necesidades</text:span></text:p>
            <text:p><text:span text:style-name="T5">Urgentes de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 office:value-type="string" calcext:value-type="string">
            <text:p>Atender </text:p>
            <text:p>Necesidades</text:p>
            <text:p>Urgentes de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Estudio/Trabajo</text:p>
          </table:table-cell>
          <table:table-cell table:style-name="ce20"/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office:value-type="string" calcext:value-type="string">
            <text:p>Espacio </text:p>
            <text:p>Para 1 proyecto</text:p>
            <text:p><text:span text:style-name="T5">Estudio/Trabajo</text:span></text:p>
          </table:table-cell>
          <table:table-cell table:style-name="ce20" table:number-columns-repeated="2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table:number-columns-repeated="2"/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2 proyectos</text:span></text:p>
            <text:p><text:span text:style-name="T5">Estudio/Trabajo</text:span></text:p>
          </table:table-cell>
          <table:table-cell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/>
          <table:table-cell table:style-name="ce12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number-columns-repeated="2" table:style-name="ce20" office:value-type="string" calcext:value-type="string">
            <text:p>Estudio/Trabajo</text:p>
          </table:table-cell>
          <table:table-cell table:style-name="ce20" office:value-type="string" calcext:value-type="string">
            <text:p><text:span text:style-name="T5">Espacio </text:span></text:p>
            <text:p><text:span text:style-name="T5">Para 1 proyecto</text:span></text:p>
            <text:p><text:span text:style-name="T5">Estudio/Trabajo</text:span></text:p>
          </table:table-cell>
          <table:table-cell table:style-name="ce20"/>
          <table:table-cell table:style-name="ce30" office:value-type="string" calcext:value-type="string">
            <text:p><text:span text:style-name="T5">Recuperar la mayor</text:span></text:p>
            <text:p><text:span text:style-name="T5">Cantidad de </text:span></text:p>
            <text:p><text:span text:style-name="T5">Energías posibles</text:span></text:p>
          </table:table-cell>
          <table:table-cell table:number-columns-repeated="29"/>
        </table:table-row>
        <table:table-row table:style-name="ro8">
          <table:table-cell/>
          <table:table-cell table:style-name="ce13"/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 table:style-name="ce21"/>
          <table:table-cell table:style-name="ce63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table-cell/>
          <table:table-cell table:style-name="ce63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3" table:number-columns-spanned="1" table:number-rows-spanned="10"/>
          <table:table-cell/>
          <table:table-cell table:style-name="ce13"/>
          <table:table-cell table:style-name="ce21"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style-name="ce21" table:number-columns-repeated="2"/>
          <table:table-cell table:style-name="ce63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 table:number-columns-repeated="4"/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table:number-columns-repeated="2"/>
          <table:table-cell table:style-name="ce63" table:number-columns-spanned="1" table:number-rows-spanned="10"/>
          <table:table-cell table:number-columns-repeated="3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table:number-columns-repeated="5"/>
          <table:table-cell table:style-name="ce63" table:number-columns-spanned="1" table:number-rows-spanned="10"/>
          <table:table-cell/>
          <table:table-cell table:style-name="ce13"/>
          <table:table-cell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6">10:30hs</text:span></text:p>
          </table:table-cell>
          <table:table-cell table:number-columns-repeated="3"/>
          <table:table-cell table:style-name="ce63" table:number-columns-spanned="1" table:number-rows-spanned="10"/>
          <table:table-cell table:number-columns-repeated="3"/>
          <table:table-cell office:value-type="string" calcext:value-type="string">
            <text:p><text:span text:style-name="T5">09:30hs:</text:span></text:p>
            <text:p><text:span text:style-name="T5">Paseo</text:span></text:p>
            <text:p><text:span text:style-name="T5">Matutino</text:span></text:p>
            <text:p><text:span text:style-name="T6">10:30hs</text:span></text:p>
          </table:table-cell>
          <table:table-cell table:number-columns-repeated="3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/>
          <table:table-cell table:style-name="ce63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/>
          <table:table-cell table:style-name="ce63" table:number-columns-spanned="1" table:number-rows-spanned="10"/>
          <table:table-cell table:number-columns-repeated="5"/>
          <table:table-cell office:value-type="string" calcext:value-type="string">
            <text:p><text:span text:style-name="T5">08:30hs:</text:span></text:p>
            <text:p><text:span text:style-name="T5">Paseo</text:span></text:p>
            <text:p><text:span text:style-name="T5">matutino</text:span></text:p>
            <text:p><text:span text:style-name="T6">10:00hs</text:span></text:p>
          </table:table-cell>
          <table:table-cell/>
          <table:table-cell table:style-name="ce63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style-name="Default"/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2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0:00hs:</text:p>
            <text:p>Paseo</text:p>
            <text:p>Matutino</text:p>
            <text:p><text:span text:style-name="T4">10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2"/>
          <table:table-cell table:style-name="Default"/>
          <table:table-cell table:style-name="ce21" table:number-columns-repeated="2"/>
          <table:table-cell table:style-name="Default"/>
          <table:table-cell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table:number-columns-repeated="4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0:30hs:</text:span></text:p>
            <text:p><text:span text:style-name="T5">Código</text:span></text:p>
            <text:p><text:span text:style-name="T5">Libre</text:span></text:p>
            <text:p><text:span text:style-name="T6">11:0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office:value-type="string" calcext:value-type="string">
            <text:p>09:00hs:</text:p>
            <text:p>Barrios Vacios</text:p>
            <text:p>10:00hs</text:p>
          </table:table-cell>
          <table:table-cell table:number-columns-repeated="2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4"/>
          <table:table-cell table:style-name="ce21"/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4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3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table:style-name="ce13"/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5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16:00hs: Galactic</text:p>
            <text:p>Gym</text:p>
            <text:p><text:span text:style-name="T4">1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4:30hs: Galactic</text:p>
            <text:p>Gym</text:p>
            <text:p><text:span text:style-name="T4">16:30hs</text:span></text:p>
          </table:table-cell>
          <table:table-cell table:number-columns-repeated="2"/>
          <table:table-cell table:style-name="Default"/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number-columns-repeated="5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 table:number-columns-repeated="4"/>
          <table:covered-table-cell/>
          <table:table-cell/>
          <table:table-cell table:style-name="ce13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table:style-name="ce13"/>
          <table:table-cell table:style-name="Default"/>
          <table:table-cell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4"/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table:number-columns-repeated="2"/>
          <table:table-cell office:value-type="string" calcext:value-type="string">
            <text:p>17:30hs:Baño</text:p>
            <text:p><text:span text:style-name="T4">18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4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5:35hs:</text:p>
            <text:p>Reflexión</text:p>
            <text:p><text:span text:style-name="T4">16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table:number-columns-repeated="3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table:number-columns-repeated="2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table:style-name="Default"/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table:style-name="ce21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31" table:number-columns-spanned="1" table:number-rows-spanned="4"/>
          <table:table-cell table:number-columns-repeated="2"/>
          <table:table-cell table:style-name="Default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3"/>
          <table:table-cell table:style-name="ce31" table:number-columns-spanned="1" table:number-rows-spanned="4"/>
          <table:table-cell table:number-columns-repeated="5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31" table:number-columns-spanned="1" table:number-rows-spanned="4"/>
          <table:table-cell table:number-columns-repeated="3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3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/>
          <table:table-cell table:style-name="ce13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table:number-columns-repeated="2"/>
          <table:table-cell table:style-name="ce31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31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31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number-columns-repeated="2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1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20:00hs:Ducha</text:span></text:p>
            <text:p><text:span text:style-name="T6">21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0:35hs:</text:p>
            <text:p>Reflexión</text:p>
            <text:p><text:span text:style-name="T4">21:0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 table:number-columns-repeated="2"/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7:30hs:Regar el</text:p>
            <text:p>Jardín</text:p>
            <text:p><text:span text:style-name="T4">18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/>
          <table:table-cell table:style-name="ce22"/>
          <table:table-cell table:style-name="ce19" table:number-columns-repeated="2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office:value-type="string" calcext:value-type="string">
            <text:p>20:00hs:Baño</text:p>
            <text:p><text:span text:style-name="T4">2100hs</text:span></text:p>
          </table:table-cell>
          <table:table-cell table:style-name="ce19" table:number-columns-repeated="4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table:number-columns-repeated="5"/>
          <table:covered-table-cell/>
          <table:table-cell/>
          <table:table-cell table:style-name="ce10"/>
          <table:table-cell table:style-name="ce19"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table:number-columns-repeated="3"/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/>
          <table:table-cell table:style-name="ce10"/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19"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table:style-name="ce33"/>
          <table:table-cell table:style-name="ce19"/>
          <table:covered-table-cell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Lambda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LAMBDA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LAMBDA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LAMBDA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table:style-name="ce63" table:number-columns-spanned="1" table:number-rows-spanned="10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3" table:number-columns-spanned="1" table:number-rows-spanned="10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3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3" table:number-columns-spanned="1" table:number-rows-spanned="10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3" table:number-columns-spanned="1" table:number-rows-spanned="10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-11:15hs-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-11:30hs-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0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 Baño</text:p>
            <text:p><text:span text:style-name="T4">10:00hs</text:span></text:p>
          </table:table-cell>
          <table:table-cell/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/>
          <table:table-cell office:value-type="string" calcext:value-type="string">
            <text:p>09:00hs: Baño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style-name="Default"/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3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4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4">17:00hs</text:span></text:p>
          </table:table-cell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/>
          <table:table-cell office:value-type="string" calcext:value-type="string">
            <text:p>15:15hs:</text:p>
            <text:p>Código</text:p>
            <text:p>Libre</text:p>
            <text:p><text:span text:style-name="T4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4:30hs: </text:span></text:p>
            <text:p><text:span text:style-name="T5">Código Libre</text:span></text:p>
            <text:p><text:span text:style-name="T6">17:3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6:50hs:</text:p>
            <text:p>Paseo</text:p>
            <text:p>Vespertino</text:p>
            <text:p><text:span text:style-name="T4">17:35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5:15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6">15:30hs</text:span></text:p>
          </table:table-cell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/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4"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6">17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6:0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3"/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4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6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6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3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63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</text:p>
            <text:p><text:span text:style-name="T5">Respuesta a </text:span></text:p>
            <text:p><text:span text:style-name="T5">Estudio/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Respuesta a </text:span></text:p>
            <text:p><text:span text:style-name="T5">Estudio/Trabajo</text:span></text:p>
            <text:p><text:span text:style-name="T6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4">20:2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 table:style-name="ce21"/>
          <table:table-cell office:value-type="string" calcext:value-type="string">
            <text:p><text:span text:style-name="T5">20:00hs:Ducha</text:span></text:p>
            <text:p><text:span text:style-name="T6">21:0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 office:value-type="string" calcext:value-type="string">
            <text:p>20:00hs:Baño</text:p>
            <text:p><text:span text:style-name="T4">21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1:00hs: </text:span></text:p>
            <text:p><text:span text:style-name="T5">Código Libre</text:span></text:p>
            <text:p><text:span text:style-name="T6">23:2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1:00hs:</text:span></text:p>
            <text:p><text:span text:style-name="T5">Estudio/</text:span></text:p>
            <text:p><text:span text:style-name="T5">Trabajo</text:span></text:p>
            <text:p><text:span text:style-name="T6">23:20hs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;20hs-</text:span></text:p>
          </table:table-cell>
          <table:table-cell office:value-type="string" calcext:value-type="string">
            <text:p><text:span text:style-name="T5">23:20hs:</text:span></text:p>
            <text:p><text:span text:style-name="T5">Estudio/</text:span></text:p>
            <text:p><text:span text:style-name="T5">Trabajo</text:span></text:p>
            <text:p><text:span text:style-name="T6">01:1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4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21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20:00hs:</text:p>
            <text:p>Espacio de</text:p>
            <text:p>Juego</text:p>
            <text:p><text:span text:style-name="T4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78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6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6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4" office:value-type="string" calcext:value-type="string" table:number-columns-spanned="127" table:number-rows-spanned="1">
            <text:p>Patrón Smooth [Eficiencia 77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SMOOTH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SMOOTH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SMOOTH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3" table:number-columns-spanned="1" table:number-rows-spanned="1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4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4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4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5">Paseo</text:span></text:p>
            <text:p><text:span text:style-name="T5">Matutino</text:span></text:p>
            <text:p><text:span text:style-name="T4">10:3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1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5">Estudio/Trabajo</text:span></text:p>
            <text:p><text:span text:style-name="T4">12:00hs</text:span></text:p>
          </table:table-cell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5hs:</text:span></text:p>
            <text:p><text:span text:style-name="T5">Reflexión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4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covered-table-cell/>
          <table:table-cell table:number-columns-repeated="7"/>
          <table:table-cell table:style-name="ce63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3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3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<text:span text:style-name="T5">15:00hs:</text:span></text:p>
            <text:p><text:span text:style-name="T5">Paseo</text:span></text:p>
            <text:p><text:span text:style-name="T5">Vespertino</text:span></text:p>
            <text:p><text:span text:style-name="T6">16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:00hs:</text:p>
            <text:p>Estudio/Trabajo</text:p>
            <text:p><text:span text:style-name="T4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6:3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78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office:value-type="string" calcext:value-type="string">
            <text:p>18:00hs:</text:p>
            <text:p><text:span text:style-name="T5">Espacio de</text:span></text:p>
            <text:p><text:span text:style-name="T5">Juego</text:span></text:p>
            <text:p><text:span text:style-name="T4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4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5">21:30hs:Regar el</text:span></text:p>
            <text:p><text:span text:style-name="T5">Jardín</text:span></text:p>
            <text:p><text:span text:style-name="T6">22:00hs</text:span></text:p>
          </table:table-cell>
          <table:table-cell table:style-name="ce19"/>
          <table:covered-table-cell table:style-name="ce6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Phi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PHI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PHI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PHI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 office:value-type="string" calcext:value-type="string">
            <text:p>Día Libre</text:p>
          </table:table-cell>
          <table:table-cell table:number-columns-repeated="4"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Libre</text:p>
          </table:table-cell>
          <table:table-cell table:number-columns-repeated="2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Libre</text:p>
          </table:table-cell>
          <table:table-cell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12">
          <table:table-cell table:style-name="ce1"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1:30hs</text:p>
            <text:p>-</text:p>
            <text:p>14:30hs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08:30hs</text:span></text:p>
            <text:p><text:span text:style-name="T5">-</text:span></text:p>
            <text:p><text:span text:style-name="T5">09:1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<text:span text:style-name="T5">11:30hs</text:span></text:p>
            <text:p><text:span text:style-name="T5">-</text:span></text:p>
            <text:p><text:span text:style-name="T5">14:30hs</text:span></text:p>
          </table:table-cell>
          <table:table-cell office:value-type="string" calcext:value-type="string">
            <text:p>11:30hs</text:p>
            <text:p>-</text:p>
            <text:p>14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15hs</text:p>
            <text:p>-</text:p>
            <text:p>09:1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08:00hs</text:p>
            <text:p>-</text:p>
            <text:p>09:0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1:30hs</text:p>
          </table:table-cell>
          <table:table-cell office:value-type="string" calcext:value-type="string">
            <text:p>10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0:30hs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office:value-type="string" calcext:value-type="string">
            <text:p>09:00hs</text:p>
            <text:p>-</text:p>
            <text:p>10:00hs</text:p>
          </table:table-cell>
          <table:table-cell office:value-type="string" calcext:value-type="string">
            <text:p>07:00hs</text:p>
            <text:p>-</text:p>
            <text:p>08:0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7:15hs</text:p>
            <text:p>-</text:p>
            <text:p>08:10hs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<text:span text:style-name="T5">09:00hs</text:span></text:p>
            <text:p><text:span text:style-name="T5">-</text:span></text:p>
            <text:p><text:span text:style-name="T5">10:00hs</text:span></text:p>
          </table:table-cell>
          <table:table-cell office:value-type="string" calcext:value-type="string">
            <text:p>09:3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/>
          <table:table-cell table:style-name="ce75" office:value-type="string" calcext:value-type="string">
            <text:p><text:span text:style-name="T10">08:30hs</text:span></text:p>
            <text:p><text:span text:style-name="T10">-</text:span></text:p>
            <text:p><text:span text:style-name="T11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5:30hs</text:span></text:p>
            <text:p><text:span text:style-name="T10">-</text:span></text:p>
            <text:p><text:span text:style-name="T11">06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table:style-name="ce64" office:value-type="string" calcext:value-type="string">
            <text:p><text:span text:style-name="T10">08:30hs</text:span></text:p>
            <text:p><text:span text:style-name="T10">-</text:span></text:p>
            <text:p><text:span text:style-name="T10">09:30hs</text:span></text:p>
          </table:table-cell>
          <table:table-cell office:value-type="string" calcext:value-type="string">
            <text:p>09:00hs</text:p>
            <text:p>-</text:p>
            <text:p>13:30hs</text:p>
          </table:table-cell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/>
          <table:table-cell table:style-name="ce63" table:number-columns-spanned="1" table:number-rows-spanned="12"/>
          <table:table-cell/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/>
          <table:table-cell office:value-type="string" calcext:value-type="string">
            <text:p>11:30hs:Desayuno</text:p>
            <text:p><text:span text:style-name="T4">12:00hs</text:span></text:p>
          </table:table-cell>
          <table:table-cell office:value-type="string" calcext:value-type="string">
            <text:p>09:00hs:</text:p>
            <text:p>Desayunando</text:p>
            <text:p>Con Barrios Vacios</text:p>
            <text:p><text:span text:style-name="T4">10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office:value-type="string" calcext:value-type="string">
            <text:p><text:span text:style-name="T5">11:30hs:Desayuno</text:span></text:p>
            <text:p><text:span text:style-name="T6">12:00hs</text:span></text:p>
          </table:table-cell>
          <table:table-cell table:style-name="ce63" table:number-columns-spanned="1" table:number-rows-spanned="12"/>
          <table:table-cell table:number-columns-repeated="3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3"/>
          <table:table-cell table:style-name="ce63" table:number-columns-spanned="1" table:number-rows-spanned="12"/>
          <table:table-cell table:number-columns-repeated="7"/>
          <table:table-cell table:style-name="ce63" table:number-columns-spanned="1" table:number-rows-spanned="12"/>
          <table:table-cell table:number-columns-repeated="7"/>
          <table:table-cell table:style-name="ce63" table:number-columns-spanned="1" table:number-rows-spanned="12"/>
          <table:table-cell table:number-columns-repeated="7"/>
          <table:table-cell table:style-name="ce63" table:number-columns-spanned="1" table:number-rows-spanned="12"/>
          <table:table-cell table:number-columns-repeated="7"/>
          <table:table-cell table:style-name="ce63" table:number-columns-spanned="1" table:number-rows-spanned="12"/>
          <table:table-cell table:number-columns-repeated="7"/>
          <table:table-cell table:style-name="ce63" table:number-columns-spanned="1" table:number-rows-spanned="12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2"/>
          <table:table-cell/>
          <table:table-cell office:value-type="string" calcext:value-type="string">
            <text:p>09:30hs:Desayuno</text:p>
            <text:p><text:span text:style-name="T4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2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2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2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2"/>
          <table:table-cell/>
          <table:table-cell office:value-type="string" calcext:value-type="string">
            <text:p>09:00hs:Desayuno</text:p>
            <text:p><text:span text:style-name="T4">10:00hs</text:span></text:p>
          </table:table-cell>
          <table:table-cell office:value-type="string" calcext:value-type="string">
            <text:p>07:00hs:Desayuno</text:p>
            <text:p>Energizante</text:p>
            <text:p><text:span text:style-name="T4">08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office:value-type="string" calcext:value-type="string">
            <text:p>07:15hs:Desayuno</text:p>
            <text:p>Energizante</text:p>
            <text:p><text:span text:style-name="T4">09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30hs</text:span></text:p>
          </table:table-cell>
          <table:table-cell table:style-name="ce63" table:number-columns-spanned="1" table:number-rows-spanned="12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3" table:number-columns-spanned="1" table:number-rows-spanned="12"/>
          <table:table-cell/>
          <table:table-cell office:value-type="string" calcext:value-type="string">
            <text:p>08:30hs:Desayuno</text:p>
            <text:p><text:span text:style-name="T4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8:30hs:Desayuno</text:span></text:p>
            <text:p><text:span text:style-name="T6">09:30hs</text:span></text:p>
          </table:table-cell>
          <table:table-cell office:value-type="string" calcext:value-type="string">
            <text:p><text:span text:style-name="T12">05:30hs</text:span>:Desayuno</text:p>
            <text:p>Energizante</text:p>
            <text:p><text:span text:style-name="T13">06:30hs</text:span></text:p>
          </table:table-cell>
          <table:table-cell office:value-type="string" calcext:value-type="string">
            <text:p><text:span text:style-name="T5">09:30hs:Desayuno</text:span></text:p>
            <text:p><text:span text:style-name="T6">10:20hs</text:span></text:p>
          </table:table-cell>
          <table:table-cell/>
          <table:table-cell table:style-name="ce63" table:number-columns-spanned="1" table:number-rows-spanned="12"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office:value-type="string" calcext:value-type="string">
            <text:p>10:0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 table:style-name="Default"/>
          <table:table-cell office:value-type="string" calcext:value-type="string">
            <text:p>12:00hs:</text:p>
            <text:p><text:span text:style-name="T5">Paseo de</text:span></text:p>
            <text:p><text:span text:style-name="T5">mediodía</text:span></text:p>
            <text:p><text:span text:style-name="T4">12:45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0:00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4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50hs</text:span></text:p>
          </table:table-cell>
          <table:table-cell office:value-type="string" calcext:value-type="string">
            <text:p><text:span text:style-name="T5">09:30hs:</text:span></text:p>
            <text:p><text:span text:style-name="T5">Código Libre </text:span></text:p>
            <text:p><text:span text:style-name="T6">10:50hs</text:span></text:p>
          </table:table-cell>
          <table:table-cell office:value-type="string" calcext:value-type="string">
            <text:p><text:span text:style-name="T5">10:30hs:</text:span></text:p>
            <text:p><text:span text:style-name="T5">Código Libre </text:span></text:p>
            <text:p><text:span text:style-name="T6">11:35hs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5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09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table:style-name="Default"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8:3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table:style-name="Default"/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09:30hs:Espacio</text:span></text:p>
            <text:p><text:span text:style-name="T5">para proyecto</text:span></text:p>
            <text:p><text:span text:style-name="T6">09:5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4">08:00hs</text:span></text:p>
          </table:table-cell>
          <table:table-cell office:value-type="string" calcext:value-type="string">
            <text:p>09:30hs:</text:p>
            <text:p>Estudio/Trabajo</text:p>
            <text:p><text:span text:style-name="T4">10:00hs</text:span></text:p>
          </table:table-cell>
          <table:table-cell office:value-type="string" calcext:value-type="string">
            <text:p>06:30hs:</text:p>
            <text:p>Estudio/Trabajo</text:p>
            <text:p><text:span text:style-name="T4">07:3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table:style-name="Default"/>
          <table:table-cell/>
          <table:table-cell table:style-name="Default"/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2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-11:15hs-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0hs</text:span></text:p>
          </table:table-cell>
          <table:table-cell/>
          <table:table-cell table:style-name="Default"/>
          <table:covered-table-cell/>
          <table:table-cell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-11:30hs-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0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35hs</text:span></text:p>
          </table:table-cell>
          <table:table-cell table:number-columns-repeated="2"/>
          <table:table-cell office:value-type="string" calcext:value-type="string">
            <text:p>11:00hs:</text:p>
            <text:p>Paseo</text:p>
            <text:p>Matutino</text:p>
            <text:p><text:span text:style-name="T4">11:4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1:35hs</text:span></text:p>
          </table:table-cell>
          <table:covered-table-cell/>
          <table:table-cell table:number-columns-repeated="6"/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3"/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40hs</text:span></text:p>
          </table:table-cell>
          <table:table-cell office:value-type="string" calcext:value-type="string">
            <text:p>10:30hs:</text:p>
            <text:p><text:span text:style-name="T5">Tiempo</text:span></text:p>
            <text:p><text:span text:style-name="T5">Multi-usos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/>
          <table:table-cell office:value-type="string" calcext:value-type="string">
            <text:p>09:50hs:</text:p>
            <text:p>Espacio de</text:p>
            <text:p>Juego</text:p>
            <text:p><text:span text:style-name="T4">10:00hs</text:span></text:p>
          </table:table-cell>
          <table:table-cell office:value-type="string" calcext:value-type="string">
            <text:p>08:00hs:</text:p>
            <text:p>Baño</text:p>
            <text:p><text:span text:style-name="T4">09:00hs</text:span></text:p>
          </table:table-cell>
          <table:table-cell/>
          <table:table-cell office:value-type="string" calcext:value-type="string">
            <text:p><text:span text:style-name="T5">07:30hs:</text:span></text:p>
            <text:p><text:span text:style-name="T5">Galactic</text:span></text:p>
            <text:p><text:span text:style-name="T5">Gym</text:span></text:p>
            <text:p><text:span text:style-name="T6">09:00hs</text:span></text:p>
          </table:table-cell>
          <table:table-cell office:value-type="string" calcext:value-type="string">
            <text:p>10:20hs:</text:p>
            <text:p>Estudio/</text:p>
            <text:p>Trabajo</text:p>
            <text:p><text:span text:style-name="T4">10:35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3"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2:0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3"/>
          <table:table-cell table:style-name="Default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table:number-columns-repeated="5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table:number-columns-repeated="2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table:number-columns-repeated="2"/>
          <table:covered-table-cell/>
          <table:table-cell/>
          <table:table-cell table:style-name="ce13"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 Baño</text:p>
            <text:p><text:span text:style-name="T4">10:00hs</text:span></text:p>
          </table:table-cell>
          <table:table-cell/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0:40hs</text:span></text:p>
          </table:table-cell>
          <table:table-cell office:value-type="string" calcext:value-type="string">
            <text:p>09:00hs:</text:p>
            <text:p><text:span text:style-name="T5">Estudio/</text:span></text:p>
            <text:p><text:span text:style-name="T5">trabajo</text:span></text:p>
            <text:p><text:span text:style-name="T6">10:00hs</text:span></text:p>
          </table:table-cell>
          <table:table-cell/>
          <table:table-cell office:value-type="string" calcext:value-type="string">
            <text:p>09:00hs: Baño</text:p>
            <text:p><text:span text:style-name="T4">10:00hs</text:span></text:p>
          </table:table-cell>
          <table:table-cell table:number-columns-repeated="2"/>
          <table:covered-table-cell/>
          <table:table-cell table:number-columns-repeated="29"/>
        </table:table-row>
        <table:table-row table:style-name="ro8">
          <table:table-cell office:value-type="string" calcext:value-type="string">
            <text:p>:</text:p>
          </table:table-cell>
          <table:table-cell table:number-columns-repeated="6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5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Paseo</text:span></text:p>
            <text:p><text:span text:style-name="T5">Matutino</text:span></text:p>
            <text:p><text:span text:style-name="T6">11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office:value-type="string" calcext:value-type="string">
            <text:p><text:span text:style-name="T5">10:3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09:30hs: Galactic</text:p>
            <text:p>Gym</text:p>
            <text:p><text:span text:style-name="T4">11:35hs</text:span></text:p>
          </table:table-cell>
          <table:table-cell table:number-columns-repeated="2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10:40hs:</text:span></text:p>
            <text:p><text:span text:style-name="T5">Espacio de</text:span></text:p>
            <text:p><text:span text:style-name="T5">Juego</text:span></text:p>
            <text:p><text:span text:style-name="T6">11:00hs</text:span></text:p>
          </table:table-cell>
          <table:table-cell/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4">10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/>
          <table:table-cell office:value-type="string" calcext:value-type="string">
            <text:p>10:40hs:</text:p>
            <text:p>Estudio/Trabajo</text:p>
            <text:p><text:span text:style-name="T4">11:50hs</text:span></text:p>
          </table:table-cell>
          <table:table-cell table:number-columns-repeated="2"/>
          <table:table-cell office:value-type="string" calcext:value-type="string">
            <text:p>10:00hs: </text:p>
            <text:p>Espacio de</text:p>
            <text:p>Juego</text:p>
            <text:p><text:span text:style-name="T4">11:00hs</text:span></text:p>
          </table:table-cell>
          <table:table-cell office:value-type="string" calcext:value-type="string">
            <text:p><text:span text:style-name="T5">10:35hs:</text:span></text:p>
            <text:p><text:span text:style-name="T5">Paseo</text:span></text:p>
            <text:p><text:span text:style-name="T5">matutino</text:span></text:p>
            <text:p><text:span text:style-name="T6">11:35hs</text:span></text:p>
          </table:table-cell>
          <table:table-cell office:value-type="string" calcext:value-type="string">
            <text:p>11:00hs:</text:p>
            <text:p>Situaciones</text:p>
            <text:p>Especiales</text:p>
            <text:p><text:span text:style-name="T4">13:30hs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Espacio de</text:p>
            <text:p>Juego</text:p>
            <text:p><text:span text:style-name="T4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08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4:3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1:3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table-cell office:value-type="string" calcext:value-type="string">
            <text:p><text:span text:style-name="T5">11:30hs:</text:span></text:p>
            <text:p><text:span text:style-name="T5">Espacio de</text:span></text:p>
            <text:p><text:span text:style-name="T5">Juego</text:span></text:p>
            <text:p><text:span text:style-name="T6">12:00hs</text:span></text:p>
          </table:table-cell>
          <table:covered-table-cell/>
          <table:table-cell table:number-columns-repeated="6"/>
          <table:table-cell office:value-type="string" calcext:value-type="string">
            <text:p><text:span text:style-name="T5">11:00hs:Estudio/</text:span></text:p>
            <text:p><text:span text:style-name="T5">Trabajo o</text:span></text:p>
            <text:p><text:span text:style-name="T5"> Código Libre</text:span></text:p>
            <text:p><text:span text:style-name="T4">11:35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4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4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table:style-name="Default"/>
          <table:covered-table-cell/>
          <table:table-cell table:number-columns-repeated="2"/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table:number-columns-repeated="2"/>
          <table:covered-table-cell/>
          <table:table-cell table:number-columns-repeated="2"/>
          <table:table-cell office:value-type="string" calcext:value-type="string">
            <text:p><text:span text:style-name="T5">10:00hs:Espacio</text:span></text:p>
            <text:p><text:span text:style-name="T5">para proyecto</text:span></text:p>
            <text:p><text:span text:style-name="T4">10:30hs</text:span></text:p>
          </table:table-cell>
          <table:table-cell office:value-type="string" calcext:value-type="string">
            <text:p><text:span text:style-name="T5">10:00hs:</text:span></text:p>
            <text:p><text:span text:style-name="T5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5">11:00hs:Espacio</text:span></text:p>
            <text:p><text:span text:style-name="T5">para proyecto</text:span></text:p>
            <text:p><text:span text:style-name="T4">11:35hs</text:span></text:p>
          </table:table-cell>
          <table:table-cell/>
          <table:table-cell table:style-name="Default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 table:number-columns-repeated="4"/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0hs:</text:p>
            <text:p>Paseo</text:p>
            <text:p>Matutino</text:p>
            <text:p><text:span text:style-name="T4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1:30hs:</text:span></text:p>
            <text:p><text:span text:style-name="T5">Paseo</text:span></text:p>
            <text:p><text:span text:style-name="T5">Matutino</text:span></text:p>
            <text:p><text:span text:style-name="T6">12:15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1:30hs:Espacio</text:span></text:p>
            <text:p><text:span text:style-name="T5">para proyecto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40hs:</text:span></text:p>
            <text:p><text:span text:style-name="T5">Momento de</text:span></text:p>
            <text:p><text:span text:style-name="T5">Redes Sociales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40hs:</text:span></text:p>
            <text:p><text:span text:style-name="T5">Momento de</text:span></text:p>
            <text:p><text:span text:style-name="T5">Redes Sociales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40hs:</text:span></text:p>
            <text:p><text:span text:style-name="T5">Momento de</text:span></text:p>
            <text:p><text:span text:style-name="T5">Redes Sociales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/>
          <table:table-cell office:value-type="string" calcext:value-type="string">
            <text:p><text:span text:style-name="T5">11:40hs:</text:span></text:p>
            <text:p><text:span text:style-name="T5">Momento de</text:span></text:p>
            <text:p><text:span text:style-name="T5">Redes Sociales</text:span></text:p>
            <text:p><text:span text:style-name="T6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0:30hs:Estudio/</text:span></text:p>
            <text:p><text:span text:style-name="T5">trabajo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29"/>
        </table:table-row>
        <table:table-row table:style-name="ro9"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 table:number-columns-repeated="29"/>
        </table:table-row>
        <table:table-row table:style-name="ro9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2:00hs:Almuerzo</text:span></text:p>
            <text:p><text:span text:style-name="T6">14:30hs</text:span></text:p>
          </table:table-cell>
          <table:table-cell table:style-name="ce78"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2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table:number-columns-repeated="2"/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 o</text:span></text:p>
            <text:p><text:span text:style-name="T5"> Código Libre</text:span></text:p>
            <text:p><text:span text:style-name="T4">15:20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4">16:15hs</text:span></text:p>
          </table:table-cell>
          <table:table-cell/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14:30hs:</text:p>
            <text:p>Paseo de</text:p>
            <text:p>mediodía</text:p>
            <text:p><text:span text:style-name="T4">15:15hs</text:span></text:p>
          </table:table-cell>
          <table:table-cell office:value-type="string" calcext:value-type="string">
            <text:p>15:00hs: Galactic</text:p>
            <text:p>Gym</text:p>
            <text:p><text:span text:style-name="T4">17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</text:span></text:p>
            <text:p><text:span text:style-name="T5">Libre</text:span></text:p>
            <text:p><text:span text:style-name="T6">16:20hs</text:span></text:p>
          </table:table-cell>
          <table:table-cell office:value-type="string" calcext:value-type="string">
            <text:p>14:30hs:</text:p>
            <text:p>Tiempo</text:p>
            <text:p>Multi-usos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/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covered-table-cell/>
          <table:table-cell table:number-columns-repeated="2"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20hs</text:span></text:p>
          </table:table-cell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2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6">15:15hs</text:span></text:p>
          </table:table-cell>
          <table:table-cell/>
          <table:table-cell office:value-type="string" calcext:value-type="string">
            <text:p><text:span text:style-name="T5">14:30hs:Estudio/</text:span></text:p>
            <text:p><text:span text:style-name="T5">Trabajo</text:span></text:p>
            <text:p><text:span text:style-name="T6">16:25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2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10hs</text:span></text:p>
          </table:table-cell>
          <table:table-cell office:value-type="string" calcext:value-type="string">
            <text:p><text:span text:style-name="T5">14:30hs:</text:span></text:p>
            <text:p><text:span text:style-name="T5">Momento de</text:span></text:p>
            <text:p><text:span text:style-name="T5">Redes Sociales</text:span></text:p>
            <text:p><text:span text:style-name="T6">14:50hs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2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Momento de</text:span></text:p>
            <text:p><text:span text:style-name="T5">Redes Sociales</text:span></text:p>
            <text:p><text:span text:style-name="T6">14:50hs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6:00hs</text:span></text:p>
          </table:table-cell>
          <table:table-cell office:value-type="string" calcext:value-type="string">
            <text:p>14:30hs:Baño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2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50hs</text:span></text:p>
          </table:table-cell>
          <table:table-cell/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4:5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2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4:30hs:</text:span></text:p>
            <text:p><text:span text:style-name="T5">Paseo de</text:span></text:p>
            <text:p><text:span text:style-name="T5">Mediodía</text:span>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-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00hs</text:span></text:p>
          </table:table-cell>
          <table:table-cell office:value-type="string" calcext:value-type="string">
            <text:p>14:30hs:</text:p>
            <text:p>Código</text:p>
            <text:p>Libre</text:p>
            <text:p><text:span text:style-name="T4">15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4:40hs</text:span></text:p>
          </table:table-cell>
          <table:table-cell office:value-type="string" calcext:value-type="string">
            <text:p>15:0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9"/>
        </table:table-row>
        <table:table-row table:style-name="ro8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5:15hs:</text:span></text:p>
            <text:p><text:span text:style-name="T5">Código</text:span></text:p>
            <text:p><text:span text:style-name="T5">Libre</text:span></text:p>
            <text:p><text:span text:style-name="T6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 office:value-type="string" calcext:value-type="string">
            <text:p><text:span text:style-name="T5">16:00hs:</text:span></text:p>
            <text:p><text:span text:style-name="T5">Momento de</text:span></text:p>
            <text:p><text:span text:style-name="T5">Redes Sociales</text:span></text:p>
            <text:p><text:span text:style-name="T6">16:20hs</text:span></text:p>
          </table:table-cell>
          <table:covered-table-cell/>
          <table:table-cell/>
          <table:table-cell office:value-type="string" calcext:value-type="string">
            <text:p><text:span text:style-name="T5">15:15hs:</text:span></text:p>
            <text:p><text:span text:style-name="T5">Código</text:span></text:p>
            <text:p><text:span text:style-name="T5">Libre</text:span></text:p>
            <text:p><text:span text:style-name="T6">16:4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 office:value-type="string" calcext:value-type="string">
            <text:p><text:span text:style-name="T5">16:00hs:</text:span></text:p>
            <text:p><text:span text:style-name="T5">Momento de</text:span></text:p>
            <text:p><text:span text:style-name="T5">Redes Sociales</text:span></text:p>
            <text:p><text:span text:style-name="T6">16:20hs</text:span></text:p>
          </table:table-cell>
          <table:covered-table-cell/>
          <table:table-cell table:number-columns-repeated="3"/>
          <table:table-cell office:value-type="string" calcext:value-type="string">
            <text:p><text:span text:style-name="T5">15:15hs: </text:span></text:p>
            <text:p><text:span text:style-name="T5">Código Libre</text:span></text:p>
            <text:p><text:span text:style-name="T6">16:15hs</text:span></text:p>
          </table:table-cell>
          <table:table-cell/>
          <table:table-cell office:value-type="string" calcext:value-type="string">
            <text:p>16:50hs:</text:p>
            <text:p>Paseo</text:p>
            <text:p>Vespertino</text:p>
            <text:p><text:span text:style-name="T4">17:35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Resto del día</text:span></text:p>
          </table:table-cell>
          <table:covered-table-cell/>
          <table:table-cell/>
          <table:table-cell office:value-type="string" calcext:value-type="string">
            <text:p><text:span text:style-name="T5">15:10hs:</text:span></text:p>
            <text:p><text:span text:style-name="T5">Momento de</text:span></text:p>
            <text:p><text:span text:style-name="T5">Redes Sociales</text:span></text:p>
            <text:p><text:span text:style-name="T6">15:30hs</text:span></text:p>
          </table:table-cell>
          <table:table-cell office:value-type="string" calcext:value-type="string">
            <text:p>16:00hs:</text:p>
            <text:p>Momento de</text:p>
            <text:p>Finanzas</text:p>
            <text:p><text:span text:style-name="T4">16:10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6:20hs:</text:span></text:p>
            <text:p><text:span text:style-name="T5">Momento de</text:span></text:p>
            <text:p><text:span text:style-name="T5">Redes Sociales</text:span></text:p>
            <text:p><text:span text:style-name="T6">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20hs:</text:span></text:p>
            <text:p><text:span text:style-name="T5">Momento de</text:span></text:p>
            <text:p><text:span text:style-name="T5">Redes Sociales</text:span></text:p>
            <text:p><text:span text:style-name="T6">15:3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5:20hs</text:span></text:p>
          </table:table-cell>
          <table:table-cell/>
          <table:table-cell office:value-type="string" calcext:value-type="string">
            <text:p>14:30hs:Baño</text:p>
            <text:p><text:span text:style-name="T4">16:00hs</text:span></text:p>
          </table:table-cell>
          <table:table-cell office:value-type="string" calcext:value-type="string">
            <text:p>16:25hs:</text:p>
            <text:p>Momento de</text:p>
            <text:p>Finanzas</text:p>
            <text:p><text:span text:style-name="T4">16:35hs</text:span></text:p>
          </table:table-cell>
          <table:table-cell/>
          <table:covered-table-cell/>
          <table:table-cell table:number-columns-repeated="4"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/>
          <table:table-cell office:value-type="string" calcext:value-type="string">
            <text:p><text:span text:style-name="T5">15:50hs:</text:span></text:p>
            <text:p><text:span text:style-name="T5">Momento de</text:span></text:p>
            <text:p><text:span text:style-name="T5">Redes Sociales</text:span></text:p>
            <text:p><text:span text:style-name="T6">16:10hs</text:span></text:p>
          </table:table-cell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/>
          <table:table-cell office:value-type="string" calcext:value-type="string">
            <text:p>14:5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/>
          <table:table-cell office:value-type="string" calcext:value-type="string">
            <text:p><text:span text:style-name="T5">15:50hs:</text:span></text:p>
            <text:p><text:span text:style-name="T5">Momento de</text:span></text:p>
            <text:p><text:span text:style-name="T5">Redes Sociales</text:span></text:p>
            <text:p><text:span text:style-name="T6">16:10hs</text:span></text:p>
          </table:table-cell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 office:value-type="string" calcext:value-type="string">
            <text:p>14:50hs:</text:p>
            <text:p>Espacio de</text:p>
            <text:p>Juego</text:p>
            <text:p><text:span text:style-name="T4">Resto del día</text:span></text:p>
          </table:table-cell>
          <table:covered-table-cell/>
          <table:table-cell table:number-columns-repeated="2"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/>
          <table:table-cell office:value-type="string" calcext:value-type="string">
            <text:p><text:span text:style-name="T5">15:50hs:</text:span></text:p>
            <text:p><text:span text:style-name="T5">Momento de</text:span></text:p>
            <text:p><text:span text:style-name="T5">Redes Sociales</text:span></text:p>
            <text:p><text:span text:style-name="T6">16:10hs</text:span></text:p>
          </table:table-cell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Momento de</text:span></text:p>
            <text:p><text:span text:style-name="T5">Finanzas</text:span></text:p>
            <text:p><text:span text:style-name="T6">15:40hs</text:span></text:p>
          </table:table-cell>
          <table:table-cell office:value-type="string" calcext:value-type="string">
            <text:p>14:55hs:</text:p>
            <text:p>Momento de</text:p>
            <text:p>Finanzas</text:p>
            <text:p><text:span text:style-name="T4">15:05hs</text:span></text:p>
          </table:table-cell>
          <table:table-cell/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/>
          <table:covered-table-cell/>
          <table:table-cell/>
          <table:table-cell table:style-name="ce86" office:value-type="string" calcext:value-type="string">
            <text:p><text:span text:style-name="T7">15:30hs:</text:span></text:p>
            <text:p><text:span text:style-name="T7">Momento de</text:span></text:p>
            <text:p><text:span text:style-name="T7">Finanzas</text:span></text:p>
            <text:p><text:span text:style-name="T8">15:40hs</text:span></text:p>
          </table:table-cell>
          <table:table-cell/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5:50hs</text:span></text:p>
          </table:table-cell>
          <table:table-cell/>
          <table:table-cell table:style-name="ce52" office:value-type="string" calcext:value-type="string">
            <text:p><text:span text:style-name="T7">14:40hs:</text:span></text:p>
            <text:p><text:span text:style-name="T7">Momento de</text:span></text:p>
            <text:p><text:span text:style-name="T7">Redes Sociales</text:span></text:p>
            <text:p><text:span text:style-name="T8">15:0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3"/>
          <table:table-cell office:value-type="string" calcext:value-type="string">
            <text:p>17:15hs:</text:p>
            <text:p>Momento de</text:p>
            <text:p>Finanzas</text:p>
            <text:p><text:span text:style-name="T4">17:35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4">17:35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5:20hs:</text:p>
            <text:p>Espacio de</text:p>
            <text:p>Juego</text:p>
            <text:p><text:span text:style-name="T4">16:00hs</text:span></text:p>
          </table:table-cell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table-cell office:value-type="string" calcext:value-type="string">
            <text:p>15:20hs:</text:p>
            <text:p>Espacio de</text:p>
            <text:p>Juego</text:p>
            <text:p><text:span text:style-name="T4">14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4">17:00hs</text:span></text:p>
          </table:table-cell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office:value-type="string" calcext:value-type="string">
            <text:p>17:15hs:</text:p>
            <text:p>Momento de</text:p>
            <text:p>Finanzas</text:p>
            <text:p><text:span text:style-name="T4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16:55hs:</text:p>
            <text:p>Momento de</text:p>
            <text:p>Redes Sociales</text:p>
            <text:p><text:span text:style-name="T4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6:40hs:</text:span></text:p>
            <text:p><text:span text:style-name="T5">Momento de</text:span></text:p>
            <text:p><text:span text:style-name="T5">Redes Sociales</text:span></text:p>
            <text:p><text:span text:style-name="T6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5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6:40hs:</text:span></text:p>
            <text:p><text:span text:style-name="T5">Momento de</text:span></text:p>
            <text:p><text:span text:style-name="T5">Redes Sociales</text:span></text:p>
            <text:p><text:span text:style-name="T6">17:00hs</text:span></text:p>
          </table:table-cell>
          <table:table-cell office:value-type="string" calcext:value-type="string">
            <text:p><text:span text:style-name="T5">17:30hs:Baño</text:span></text:p>
            <text:p><text:span text:style-name="T6">18:30hs</text:span></text:p>
          </table:table-cell>
          <table:table-cell office:value-type="string" calcext:value-type="string">
            <text:p><text:span text:style-name="T5">16:25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2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/>
          <table:covered-table-cell/>
          <table:table-cell/>
          <table:table-cell table:style-name="ce13" office:value-type="string" calcext:value-type="string">
            <text:p><text:span text:style-name="T5">16:40hs:</text:span></text:p>
            <text:p><text:span text:style-name="T5">Momento de</text:span></text:p>
            <text:p><text:span text:style-name="T5">Redes Sociales</text:span></text:p>
            <text:p><text:span text:style-name="T6">17:00hs</text:span></text:p>
          </table:table-cell>
          <table:table-cell/>
          <table:table-cell office:value-type="string" calcext:value-type="string">
            <text:p>16:15hs:</text:p>
            <text:p>Momento de</text:p>
            <text:p>Finanzas</text:p>
            <text:p><text:span text:style-name="T4">16:25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<text:span text:style-name="T5">16:1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5:15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</text:span></text:p>
            <text:p><text:span text:style-name="T6">17:30hs-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</text:span></text:p>
            <text:p><text:span text:style-name="T5">Código Libre</text:span></text:p>
            <text:p><text:span text:style-name="T6">16:30hs</text:span></text:p>
          </table:table-cell>
          <table:table-cell office:value-type="string" calcext:value-type="string">
            <text:p>15:20hs:</text:p>
            <text:p>Momento de</text:p>
            <text:p>Finanzas</text:p>
            <text:p><text:span text:style-name="T4">15:30hs</text:span></text:p>
          </table:table-cell>
          <table:table-cell office:value-type="string" calcext:value-type="string">
            <text:p><text:span text:style-name="T5">14:30hs:</text:span></text:p>
            <text:p><text:span text:style-name="T5">Código Libre</text:span></text:p>
            <text:p><text:span text:style-name="T6">15:30hs</text:span></text:p>
          </table:table-cell>
          <table:table-cell office:value-type="string" calcext:value-type="string">
            <text:p><text:span text:style-name="T5">16:00hs:</text:span></text:p>
            <text:p><text:span text:style-name="T5">Momento de</text:span></text:p>
            <text:p><text:span text:style-name="T5">Redes Sociales</text:span></text:p>
            <text:p><text:span text:style-name="T6">16:10hs</text:span></text:p>
          </table:table-cell>
          <table:table-cell office:value-type="string" calcext:value-type="string">
            <text:p><text:span text:style-name="T5">16:35hs:</text:span></text:p>
            <text:p><text:span text:style-name="T5">Código Libre</text:span></text:p>
            <text:p><text:span text:style-name="T6">17:30hs-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55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2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1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4">17:1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1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4">17:10hs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6:1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7:00hs-</text:span></text:p>
          </table:table-cell>
          <table:table-cell office:value-type="string" calcext:value-type="string">
            <text:p><text:span text:style-name="T5">15:40hs:Estudio/</text:span></text:p>
            <text:p><text:span text:style-name="T5">trabajo</text:span></text:p>
            <text:p><text:span text:style-name="T6">-16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15:05hs:</text:p>
            <text:p>Espacio</text:p>
            <text:p>Para proyecto</text:p>
            <text:p><text:span text:style-name="T4">15:30hs</text:span></text:p>
          </table:table-cell>
          <table:table-cell/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16:00hs:Estudio/</text:span></text:p>
            <text:p><text:span text:style-name="T5">trabajo</text:span></text:p>
            <text:p><text:span text:style-name="T6">17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16:30hs</text:span></text:p>
          </table:table-cell>
          <table:table-cell table:style-name="ce52" office:value-type="string" calcext:value-type="string">
            <text:p><text:span text:style-name="T7">15:50hs:</text:span></text:p>
            <text:p><text:span text:style-name="T7">Momento de</text:span></text:p>
            <text:p><text:span text:style-name="T7">Redes Sociales</text:span></text:p>
            <text:p><text:span text:style-name="T8">16:10hs</text:span></text:p>
          </table:table-cell>
          <table:table-cell office:value-type="string" calcext:value-type="string">
            <text:p>15:00hs:</text:p>
            <text:p>Espacio</text:p>
            <text:p>Para proyecto</text:p>
            <text:p><text:span text:style-name="T4">15:30hs</text:span></text:p>
          </table:table-cell>
          <table:table-cell table:style-name="ce52" office:value-type="string" calcext:value-type="string">
            <text:p><text:span text:style-name="T7">15:00hs:</text:span></text:p>
            <text:p><text:span text:style-name="T7">Momento de</text:span></text:p>
            <text:p><text:span text:style-name="T7">Finanzas</text:span></text:p>
            <text:p><text:span text:style-name="T8">15:1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/>
          <table:table-cell office:value-type="string" calcext:value-type="string">
            <text:p>16:45hs:</text:p>
            <text:p>Momento de</text:p>
            <text:p>Finanzas</text:p>
            <text:p><text:span text:style-name="T4">17:00hs</text:span></text:p>
          </table:table-cell>
          <table:table-cell/>
          <table:table-cell office:value-type="string" calcext:value-type="string">
            <text:p>16:55hs:</text:p>
            <text:p>Momento de</text:p>
            <text:p>Redes Sociales</text:p>
            <text:p><text:span text:style-name="T4">17:35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8:30hs:</text:span></text:p>
            <text:p><text:span text:style-name="T5">Código</text:span></text:p>
            <text:p><text:span text:style-name="T5">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<text:span text:style-name="T5">16:25hs: </text:span></text:p>
            <text:p><text:span text:style-name="T5">Código Libre</text:span></text:p>
            <text:p><text:span text:style-name="T6">17:35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6">17:15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Ducha</text:span></text:p>
            <text:p><text:span text:style-name="T6">16:30hs</text:span></text:p>
          </table:table-cell>
          <table:table-cell office:value-type="string" calcext:value-type="string">
            <text:p><text:span text:style-name="T5">15:30hs:</text:span></text:p>
            <text:p><text:span text:style-name="T5">Espacio de</text:span></text:p>
            <text:p><text:span text:style-name="T5">Juego</text:span></text:p>
            <text:p><text:span text:style-name="T6">17:35hs</text:span></text:p>
          </table:table-cell>
          <table:table-cell office:value-type="string" calcext:value-type="string">
            <text:p><text:span text:style-name="T5">16:10hs:</text:span></text:p>
            <text:p><text:span text:style-name="T5">Código Libre</text:span></text:p>
            <text:p><text:span text:style-name="T6">17:00hs</text:span></text:p>
          </table:table-cell>
          <table:table-cell office:value-type="string" calcext:value-type="string">
            <text:p><text:span text:style-name="T5">14:30hs:</text:span></text:p>
            <text:p><text:span text:style-name="T5">Espacio de</text:span></text:p>
            <text:p><text:span text:style-name="T5">Juego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00hs:</text:p>
            <text:p>Momento de</text:p>
            <text:p>Finanzas</text:p>
            <text:p><text:span text:style-name="T4">17:10hs</text:span></text:p>
          </table:table-cell>
          <table:table-cell table:number-columns-repeated="2"/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4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 office:value-type="string" calcext:value-type="string">
            <text:p><text:span text:style-name="T5">17:0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6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Paseo</text:span></text:p>
            <text:p><text:span text:style-name="T5">Vespertino</text:span></text:p>
            <text:p><text:span text:style-name="T6">17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Paseo</text:span></text:p>
            <text:p><text:span text:style-name="T5">Vespertino</text:span>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5:0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4:4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6:10hs:Estudio/</text:span></text:p>
            <text:p><text:span text:style-name="T5">trabajo</text:span></text:p>
            <text:p><text:span text:style-name="T6">17:35hs</text:span></text:p>
          </table:table-cell>
          <table:table-cell office:value-type="string" calcext:value-type="string">
            <text:p><text:span text:style-name="T5">15:30hs:Estudio/</text:span></text:p>
            <text:p><text:span text:style-name="T5">trabajo</text:span></text:p>
            <text:p><text:span text:style-name="T6">-17:35hs-</text:span></text:p>
          </table:table-cell>
          <table:table-cell office:value-type="string" calcext:value-type="string">
            <text:p><text:span text:style-name="T5">15:10hs:Estudio/</text:span></text:p>
            <text:p><text:span text:style-name="T5">trabajo</text:span></text:p>
            <text:p><text:span text:style-name="T6">-16:40hs</text:span></text:p>
          </table:table-cell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29"/>
        </table:table-row>
        <table:table-row table:style-name="ro8"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table-cell table:style-name="ce63" table:number-columns-spanned="1" table:number-rows-spanned="4"/>
          <table:table-cell/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/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7:00hs: Hora </text:span></text:p>
            <text:p><text:span text:style-name="T5">Blanca</text:span></text:p>
            <text:p><text:span text:style-name="T6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table:style-name="ce63" table:number-columns-spanned="1" table:number-rows-spanned="4"/>
          <table:table-cell table:number-columns-repeated="3"/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</text:p>
            <text:p><text:span text:style-name="T5">Respuesta a </text:span></text:p>
            <text:p><text:span text:style-name="T5">Estudio/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Respuesta a </text:span></text:p>
            <text:p><text:span text:style-name="T5">Estudio/Trabajo</text:span></text:p>
            <text:p><text:span text:style-name="T6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Respuesta a </text:span></text:p>
            <text:p><text:span text:style-name="T5">Estudio/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3:00hs</text:span></text:p>
          </table:table-cell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 office:value-type="string" calcext:value-type="string">
            <text:p><text:span text:style-name="T5">18:00hs:</text:span></text:p>
            <text:p><text:span text:style-name="T5">Estudio/</text:span></text:p>
            <text:p><text:span text:style-name="T5">Trabajo</text:span></text:p>
            <text:p><text:span text:style-name="T6">20:4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18:00hs: </text:p>
            <text:p>Código Libre</text:p>
            <text:p><text:span text:style-name="T4">20:20hs</text:span></text:p>
          </table:table-cell>
          <table:table-cell office:value-type="string" calcext:value-type="string">
            <text:p><text:span text:style-name="T5">18:00hs: </text:span></text:p>
            <text:p><text:span text:style-name="T5">Código Libre</text:span></text:p>
            <text:p><text:span text:style-name="T6">20:2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20:00hs:Ducha</text:span></text:p>
            <text:p><text:span text:style-name="T6">21:00hs</text:span></text:p>
          </table:table-cell>
          <table:table-cell office:value-type="string" calcext:value-type="string">
            <text:p>20:20hs:</text:p>
            <text:p>Momento de</text:p>
            <text:p>Finanzas</text:p>
            <text:p><text:span text:style-name="T4">20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Estudio/</text:span></text:p>
            <text:p><text:span text:style-name="T5">Trabajo</text:span></text:p>
            <text:p><text:span text:style-name="T6">20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</text:span></text:p>
            <text:p><text:span text:style-name="T6">17:3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30hs:</text:span></text:p>
            <text:p><text:span text:style-name="T5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7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17:35hs:</text:p>
            <text:p>Reflexión</text:p>
            <text:p><text:span text:style-name="T4">18:00hs</text:span></text:p>
          </table:table-cell>
          <table:table-cell office:value-type="string" calcext:value-type="string">
            <text:p><text:span text:style-name="T5">16:40hs:</text:span></text:p>
            <text:p><text:span text:style-name="T5">Código Libre </text:span></text:p>
            <text:p><text:span text:style-name="T6">18:00hs</text:span></text:p>
          </table:table-cell>
          <table:table-cell/>
          <table:table-cell table:style-name="ce63" table:number-columns-spanned="1" table:number-rows-spanned="4"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4"/>
          <table:table-cell office:value-type="string" calcext:value-type="string">
            <text:p>18:00hs:</text:p>
            <text:p>Paseo</text:p>
            <text:p>Vespertino</text:p>
            <text:p><text:span text:style-name="T4">18:45hs</text:span></text:p>
          </table:table-cell>
          <table:table-cell table:number-columns-repeated="2"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 office:value-type="string" calcext:value-type="string">
            <text:p>20:00hs:</text:p>
            <text:p><text:span text:style-name="T5">Código</text:span></text:p>
            <text:p><text:span text:style-name="T5">Libre</text:span></text:p>
            <text:p><text:span text:style-name="T6">20:3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-Resto del día.</text:span></text:p>
          </table:table-cell>
          <table:table-cell office:value-type="string" calcext:value-type="string">
            <text:p><text:span text:style-name="T5">23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45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0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2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 office:value-type="string" calcext:value-type="string">
            <text:p>20:00hs:Baño</text:p>
            <text:p><text:span text:style-name="T4">21:00hs</text:span></text:p>
          </table:table-cell>
          <table:table-cell office:value-type="string" calcext:value-type="string">
            <text:p><text:span text:style-name="T5">18:00hs:Espacio</text:span></text:p>
            <text:p><text:span text:style-name="T5">para proyecto</text:span></text:p>
            <text:p><text:span text:style-name="T4">20:00hs</text:span></text:p>
          </table:table-cell>
          <table:table-cell office:value-type="string" calcext:value-type="string">
            <text:p><text:span text:style-name="T5">21:00hs: </text:span></text:p>
            <text:p><text:span text:style-name="T5">Código Libre</text:span></text:p>
            <text:p><text:span text:style-name="T6">23:20hs</text:span></text:p>
          </table:table-cell>
          <table:table-cell office:value-type="string" calcext:value-type="string">
            <text:p><text:span text:style-name="T5">20:3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/>
          <table:table-cell office:value-type="string" calcext:value-type="string">
            <text:p><text:span text:style-name="T5">20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Posible espacio </text:p>
            <text:p>de cursada</text:p>
            <text:p><text:span text:style-name="T4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3"/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18:00hs:</text:p>
            <text:p>Merienda</text:p>
            <text:p>Tranquila</text:p>
            <text:p><text:span text:style-name="T4">19:30hs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16:00hs: Galactic</text:p>
            <text:p>Gym</text:p>
            <text:p><text:span text:style-name="T4">18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00hs:Baño</text:p>
            <text:p><text:span text:style-name="T4">21:00hs</text:span></text:p>
          </table:table-cell>
          <table:table-cell table:number-columns-repeated="2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:40hs</text:span></text:p>
          </table:table-cell>
          <table:table-cell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1:00hs:</text:p>
            <text:p>Momento de</text:p>
            <text:p>Finanzas</text:p>
            <text:p><text:span text:style-name="T4">21:10hs</text:span></text:p>
          </table:table-cell>
          <table:table-cell office:value-type="string" calcext:value-type="string">
            <text:p><text:span text:style-name="T5">20:00hs:</text:span></text:p>
            <text:p><text:span text:style-name="T5">Estudio/</text:span></text:p>
            <text:p><text:span text:style-name="T5">Trabajo</text:span></text:p>
            <text:p><text:span text:style-name="T6">22;20hs-</text:span></text:p>
          </table:table-cell>
          <table:table-cell office:value-type="string" calcext:value-type="string">
            <text:p><text:span text:style-name="T5">23:20hs:</text:span></text:p>
            <text:p><text:span text:style-name="T5">Estudio/</text:span></text:p>
            <text:p><text:span text:style-name="T5">Trabajo</text:span></text:p>
            <text:p><text:span text:style-name="T6">01:1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1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<text:span text:style-name="T5">18:00hs:</text:span></text:p>
            <text:p><text:span text:style-name="T5">Posible espacio </text:span></text:p>
            <text:p><text:span text:style-name="T5">de cursada</text:span></text:p>
            <text:p><text:span text:style-name="T6">20:00hs</text:span></text:p>
          </table:table-cell>
          <table:table-cell office:value-type="string" calcext:value-type="string">
            <text:p>18:00hs:</text:p>
            <text:p><text:span text:style-name="T5">Posible espacio </text:span></text:p>
            <text:p><text:span text:style-name="T5">de cursada</text:span></text:p>
            <text:p><text:span text:style-name="T4">20:00hs</text:span></text:p>
          </table:table-cell>
          <table:table-cell office:value-type="string" calcext:value-type="string">
            <text:p><text:span text:style-name="T5">19:3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9"/>
        </table:table-row>
        <table:table-row table:style-name="ro8">
          <table:table-cell table:number-columns-repeated="2"/>
          <table:table-cell office:value-type="string" calcext:value-type="string">
            <text:p>20:00hs:Baño</text:p>
            <text:p><text:span text:style-name="T4">2100hs</text:span></text:p>
          </table:table-cell>
          <table:table-cell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30hs:Baño</text:p>
            <text:p><text:span text:style-name="T4">22:00hs</text:span></text:p>
          </table:table-cell>
          <table:table-cell table:number-columns-repeated="4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table:number-columns-repeated="3"/>
          <table:covered-table-cell/>
          <table:table-cell table:number-columns-repeated="2"/>
          <table:table-cell table:style-name="ce21"/>
          <table:table-cell office:value-type="string" calcext:value-type="string">
            <text:p><text:span text:style-name="T5">22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table:number-columns-repeated="3"/>
          <table:covered-table-cell/>
          <table:table-cell/>
          <table:table-cell office:value-type="string" calcext:value-type="string">
            <text:p><text:span text:style-name="T5">21:4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5">21:10hs:</text:span></text:p>
            <text:p><text:span text:style-name="T5">Estudio/</text:span></text:p>
            <text:p><text:span text:style-name="T5">Trabajo</text:span></text:p>
            <text:p><text:span text:style-name="T6">23:20hs</text:span></text:p>
          </table:table-cell>
          <table:table-cell office:value-type="string" calcext:value-type="string">
            <text:p>20:00hs:</text:p>
            <text:p>Espacio de</text:p>
            <text:p>Juego</text:p>
            <text:p><text:span text:style-name="T4">Resto del día</text:span></text:p>
          </table:table-cell>
          <table:table-cell/>
          <table:table-cell office:value-type="string" calcext:value-type="string">
            <text:p>22:40hs:</text:p>
            <text:p>Espacio de</text:p>
            <text:p>Juego</text:p>
            <text:p><text:span text:style-name="T4">Resto del día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20hs:Estudio/</text:span></text:p>
            <text:p><text:span text:style-name="T5">Trabajo</text:span></text:p>
            <text:p><text:span text:style-name="T6">00:20hs</text:span></text:p>
          </table:table-cell>
          <table:table-cell office:value-type="string" calcext:value-type="string">
            <text:p><text:span text:style-name="T5">22:00hs:</text:span></text:p>
            <text:p><text:span text:style-name="T5">Espacio de</text:span></text:p>
            <text:p><text:span text:style-name="T5">Juego</text:span></text:p>
            <text:p><text:span text:style-name="T6">Resto del día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5"/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"/>
          <table:table-cell office:value-type="string" calcext:value-type="string">
            <text:p><text:span text:style-name="T5">20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<text:span text:style-name="T5">18:20hs:</text:span></text:p>
            <text:p><text:span text:style-name="T5">Posible espacio </text:span></text:p>
            <text:p><text:span text:style-name="T5">de cursada</text:span></text:p>
            <text:p><text:span text:style-name="T6">22:20hs</text:span></text:p>
          </table:table-cell>
          <table:table-cell office:value-type="string" calcext:value-type="string">
            <text:p>20:20hs:</text:p>
            <text:p><text:span text:style-name="T5">Posible espacio </text:span></text:p>
            <text:p><text:span text:style-name="T5">de cursada</text:span></text:p>
            <text:p><text:span text:style-name="T4">22:20hs</text:span></text:p>
          </table:table-cell>
          <table:table-cell office:value-type="string" calcext:value-type="string">
            <text:p>21:30hs:Regar el</text:p>
            <text:p>Jardín</text:p>
            <text:p><text:span text:style-name="T4">22:00hs</text:span></text:p>
          </table:table-cell>
          <table:table-cell/>
          <table:covered-table-cell/>
          <table:table-cell table:number-columns-repeated="29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78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13"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00:00hs</text:p>
            <text:p>-</text:p>
            <text:p>05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19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 table:style-name="ce66" office:value-type="string" calcext:value-type="string">
            <text:p><text:span text:style-name="T5">00:00hs</text:span></text:p>
            <text:p><text:span text:style-name="T5">-</text:span></text:p>
            <text:p><text:span text:style-name="T5">05:00hs</text:span>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3:30hs</text:span></text:p>
            <text:p><text:span text:style-name="T5">-</text:span></text:p>
            <text:p><text:span text:style-name="T5">02:00hs</text:span>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00hs</text:p>
            <text:p>-</text:p>
            <text:p>00:3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19" office:value-type="string" calcext:value-type="string">
            <text:p>23:30hs</text:p>
            <text:p>-</text:p>
            <text:p>02:00hs</text:p>
          </table:table-cell>
          <table:table-cell table:style-name="ce66" office:value-type="string" calcext:value-type="string">
            <text:p>23:30hs</text:p>
            <text:p>-</text:p>
            <text:p>02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30hs</text:span></text:p>
            <text:p><text:span text:style-name="T5">-</text:span></text:p>
            <text:p><text:span text:style-name="T5">01:0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<text:span text:style-name="T5">22:0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22:30hs</text:p>
            <text:p>-</text:p>
            <text:p>01:0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23:30hs</text:p>
          </table:table-cell>
          <table:table-cell table:style-name="ce19" office:value-type="string" calcext:value-type="string">
            <text:p>22:00hs</text:p>
            <text:p>-</text:p>
            <text:p>00:30hs</text:p>
          </table:table-cell>
          <table:table-cell table:style-name="ce66" office:value-type="string" calcext:value-type="string">
            <text:p>22:30hs</text:p>
            <text:p>-</text:p>
            <text:p>01:00hs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6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/>
          <table:table-cell table:style-name="ce10" office:value-type="string" calcext:value-type="string">
            <text:p>21:30hs</text:p>
            <text:p>-</text:p>
            <text:p>00:30hs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76" office:value-type="string" calcext:value-type="string">
            <text:p><text:span text:style-name="T10">21:30hs</text:span></text:p>
            <text:p><text:span text:style-name="T10">-</text:span></text:p>
            <text:p><text:span text:style-name="T11">22:0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19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style-name="ce66" office:value-type="string" calcext:value-type="string">
            <text:p><text:span text:style-name="T5">21:30hs</text:span></text:p>
            <text:p><text:span text:style-name="T5">-</text:span></text:p>
            <text:p><text:span text:style-name="T5">00:30hs</text:span></text:p>
          </table:table-cell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18" office:value-type="string" calcext:value-type="string" table:number-columns-spanned="127" table:number-rows-spanned="1">
            <text:p>Patrón tryFlex [Eficiencia (...)%]</text:p>
          </table:table-cell>
          <table:covered-table-cell table:number-columns-repeated="6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covered-table-cell/>
          <table:covered-table-cell table:number-columns-repeated="7" table:style-name="Default"/>
          <table:table-cell table:number-columns-repeated="29"/>
        </table:table-row>
        <table:table-row table:style-name="ro2">
          <table:table-cell/>
          <table:table-cell table:style-name="ce2"/>
          <table:table-cell table:style-name="Default"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2">
          <table:table-cell/>
          <table:table-cell table:style-name="ce4" office:value-type="string" calcext:value-type="string" table:number-columns-spanned="7" table:number-rows-spanned="1">
            <text:p>Horario de rutina técnico: Sub-zero (nivel 0) [PATRÓN TRYFLEX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Suspensión (nivel 1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Piloto (nivel 2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spuesta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itmo (nivel 3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Calor (nivel 4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Reforzado II (Nivel 5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Frenético II (Nivel 6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Tensión II (Nivel 7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Locura II (Nivel 8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 (Nivel 9) [PATRÓN TRYFLEX</text:span>]</text:p>
          </table:table-cell>
          <table:covered-table-cell table:number-columns-repeated="5" table:style-name="ce14"/>
          <table:covered-table-cell table:style-name="ce23"/>
          <table:table-cell/>
          <table:table-cell table:style-name="ce4" office:value-type="string" calcext:value-type="string" table:number-columns-spanned="7" table:number-rows-spanned="1">
            <text:p><text:span text:style-name="T9">Horario de rutina técnico: “Locura sana” II (Nivel 9) [PATRÓN TRYFLEX</text:span>]</text:p>
          </table:table-cell>
          <table:covered-table-cell table:number-columns-repeated="5" table:style-name="ce14"/>
          <table:covered-table-cell table:style-name="ce23"/>
          <table:table-cell table:number-columns-repeated="29"/>
        </table:table-row>
        <table:table-row table:style-name="ro3"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/>
          <table:table-cell table:style-name="ce5" office:value-type="string" calcext:value-type="string">
            <text:p>Lunes</text:p>
          </table:table-cell>
          <table:table-cell table:style-name="ce15" office:value-type="string" calcext:value-type="string">
            <text:p>Martes</text:p>
          </table:table-cell>
          <table:table-cell table:style-name="ce15" office:value-type="string" calcext:value-type="string">
            <text:p>Miércoles</text:p>
          </table:table-cell>
          <table:table-cell table:style-name="ce15" office:value-type="string" calcext:value-type="string">
            <text:p>Jueves</text:p>
          </table:table-cell>
          <table:table-cell table:style-name="ce15" office:value-type="string" calcext:value-type="string">
            <text:p>Viernes</text:p>
          </table:table-cell>
          <table:table-cell table:style-name="ce15" office:value-type="string" calcext:value-type="string">
            <text:p>Sábado</text:p>
          </table:table-cell>
          <table:table-cell table:style-name="ce24" office:value-type="string" calcext:value-type="string">
            <text:p>Domingo</text:p>
          </table:table-cell>
          <table:table-cell table:number-columns-repeated="29"/>
        </table:table-row>
        <table:table-row table:style-name="ro4"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 office:value-type="string" calcext:value-type="string">
            <text:p>Día Mixto</text:p>
          </table:table-cell>
          <table:table-cell table:number-columns-repeated="4" table:style-name="ce16" office:value-type="string" calcext:value-type="string">
            <text:p>Día Mixto</text:p>
          </table:table-cell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/>
          <table:table-cell table:style-name="ce6"/>
          <table:table-cell table:style-name="ce16" table:number-columns-repeated="4"/>
          <table:table-cell table:style-name="ce16" office:value-type="string" calcext:value-type="string">
            <text:p>Día de </text:p>
            <text:p>Encuentros</text:p>
          </table:table-cell>
          <table:table-cell table:style-name="ce25" office:value-type="string" calcext:value-type="string">
            <text:p>Día </text:p>
            <text:p>Soberano </text:p>
            <text:p>Galáctico</text:p>
          </table:table-cell>
          <table:table-cell table:number-columns-repeated="29"/>
        </table:table-row>
        <table:table-row table:style-name="ro15"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65" office:value-type="string" calcext:value-type="string" table:number-columns-spanned="6" table:number-rows-spanned="1">
            <text:p>Primera parte</text:p>
          </table:table-cell>
          <table:covered-table-cell table:number-columns-repeated="5"/>
          <table:table-cell table:style-name="ce63" table:number-columns-spanned="1" table:number-rows-spanned="17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/>
          <table:table-cell table:style-name="ce7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50"/>
          <table:covered-table-cell table:style-name="ce26"/>
          <table:table-cell table:number-columns-repeated="29"/>
        </table:table-row>
        <table:table-row table:style-name="ro7">
          <table:table-cell table:style-name="ce1"/>
          <table:table-cell table:number-columns-repeated="96"/>
          <table:table-cell office:value-type="string" calcext:value-type="string">
            <text:p>00:00hs:</text:p>
            <text:p>Durmiendo</text:p>
            <text:p><text:span text:style-name="T4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table-cell table:style-name="ce50" office:value-type="string" calcext:value-type="string">
            <text:p><text:span text:style-name="T5">00:00hs:</text:span></text:p>
            <text:p><text:span text:style-name="T5">Durmiendo</text:span></text:p>
            <text:p><text:span text:style-name="T6">03:00hs</text:span></text:p>
          </table:table-cell>
          <table:covered-table-cell/>
          <table:table-cell table:number-columns-repeated="53"/>
        </table:table-row>
        <table:table-row table:style-name="ro15"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/>
          <table:table-cell table:style-name="ce65" office:value-type="string" calcext:value-type="string" table:number-columns-spanned="6" table:number-rows-spanned="1">
            <text:p>Segunda parte</text:p>
          </table:table-cell>
          <table:covered-table-cell table:number-columns-repeated="6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7"/>
          <table:table-cell table:style-name="ce63" table:number-columns-spanned="1" table:number-rows-spanned="10"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 table:number-columns-repeated="2"/>
          <table:table-cell table:number-columns-repeated="2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3:00hs:</text:p>
            <text:p>Durmiendo</text:p>
            <text:p><text:span text:style-name="T4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table-cell table:style-name="ce50" office:value-type="string" calcext:value-type="string">
            <text:p><text:span text:style-name="T5">03:00hs:</text:span></text:p>
            <text:p><text:span text:style-name="T5">Durmiendo</text:span></text:p>
            <text:p><text:span text:style-name="T6">06:00hs</text:span></text:p>
          </table:table-cell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/>
          <table:table-cell table:style-name="ce13"/>
          <table:table-cell table:style-name="ce21"/>
          <table:table-cell table:number-columns-repeated="4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4"/>
          <table:table-cell table:style-name="Default"/>
          <table:table-cell/>
          <table:table-cell table:style-name="Default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Tercer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3"/>
          <table:table-cell table:style-name="Default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table:style-name="ce13"/>
          <table:table-cell table:number-columns-repeated="5"/>
          <table:covered-table-cell/>
          <table:table-cell/>
          <table:table-cell office:value-type="string" calcext:value-type="string">
            <text:p>06:00hs:</text:p>
            <text:p>Durmiendo</text:p>
            <text:p><text:span text:style-name="T4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Estudio/Trabaj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table-cell office:value-type="string" calcext:value-type="string">
            <text:p><text:span text:style-name="T5">06:00hs:</text:span></text:p>
            <text:p><text:span text:style-name="T5">Durmiendo</text:span></text:p>
            <text:p><text:span text:style-name="T6">09:00hs</text:span></text:p>
          </table:table-cell>
          <table:covered-table-cell/>
          <table:table-cell table:number-columns-repeated="5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/>
          <table:table-cell table:style-name="ce13"/>
          <table:table-cell table:number-columns-repeated="3"/>
          <table:table-cell table:style-name="ce21"/>
          <table:table-cell/>
          <table:covered-table-cell/>
          <table:table-cell table:number-columns-repeated="29"/>
        </table:table-row>
        <table:table-row table:style-name="ro6">
          <table:table-cell table:number-columns-repeated="7"/>
          <table:covered-table-cell/>
          <table:table-cell table:number-columns-repeated="7"/>
          <table:covered-table-cell/>
          <table:table-cell table:style-name="ce1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3"/>
          <table:table-cell table:style-name="ce21"/>
          <table:table-cell table:number-columns-repeated="3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Cuar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6"/>
          <table:table-cell table:style-name="Default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09:00hs:</text:p>
            <text:p><text:span text:style-name="T5">Paseo</text:span></text:p>
            <text:p><text:span text:style-name="T5">Matutino</text:span></text:p>
            <text:p><text:span text:style-name="T4">10:3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table-cell office:value-type="string" calcext:value-type="string">
            <text:p><text:span text:style-name="T5">09:00hs:</text:span></text:p>
            <text:p><text:span text:style-name="T5">Estudio/Trabajo</text:span></text:p>
            <text:p><text:span text:style-name="T6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51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0:30hs:</text:p>
            <text:p><text:span text:style-name="T5">Estudio/Trabajo</text:span></text:p>
            <text:p><text:span text:style-name="T4">12:00hs</text:span></text:p>
          </table:table-cell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/>
          <table:table-cell office:value-type="string" calcext:value-type="string">
            <text:p>10:30hs:</text:p>
            <text:p>Galactic Gym</text:p>
            <text:p><text:span text:style-name="T4">12:30hs</text:span></text:p>
          </table:table-cell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5"/>
          <table:table-cell table:style-name="Default"/>
          <table:table-cell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2"/>
          <table:table-cell table:style-name="Default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<text:span text:style-name="T5">11:35hs:</text:span></text:p>
            <text:p><text:span text:style-name="T5">Reflexión</text:span></text:p>
            <text:p><text:span text:style-name="T6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/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table-cell office:value-type="string" calcext:value-type="string">
            <text:p>11:35hs:</text:p>
            <text:p>Reflexión</text:p>
            <text:p><text:span text:style-name="T4">12:00hs</text:span></text:p>
          </table:table-cell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Quin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9">
          <table:table-cell table:number-columns-repeated="97"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/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table-cell office:value-type="string" calcext:value-type="string">
            <text:p><text:span text:style-name="T5">12:00hs:Reciclaje</text:span></text:p>
            <text:p><text:span text:style-name="T6">13:00hs</text:span></text:p>
          </table:table-cell>
          <table:covered-table-cell/>
          <table:table-cell table:number-columns-repeated="53"/>
        </table:table-row>
        <table:table-row table:style-name="ro9">
          <table:table-cell table:number-columns-repeated="76"/>
          <table:table-cell table:style-name="Default"/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12:00hs:Almuerzo</text:p>
            <text:p><text:span text:style-name="T4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table-cell office:value-type="string" calcext:value-type="string">
            <text:p><text:span text:style-name="T5">13:00hs:Almuerzo</text:span></text:p>
            <text:p><text:span text:style-name="T6">14:30hs</text:span></text:p>
          </table:table-cell>
          <table:covered-table-cell/>
          <table:table-cell table:number-columns-repeated="5"/>
          <table:table-cell table:style-name="ce21"/>
          <table:table-cell table:number-columns-repeated="7"/>
          <table:table-cell table:style-name="ce21"/>
          <table:table-cell table:number-columns-repeated="7"/>
          <table:table-cell table:style-name="ce21"/>
          <table:table-cell table:number-columns-repeated="31"/>
        </table:table-row>
        <table:table-row table:style-name="ro7"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2"/>
          <table:table-cell table:style-name="Default"/>
          <table:table-cell table:number-columns-repeated="4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 table:number-columns-repeated="7"/>
          <table:table-cell table:style-name="ce63" table:number-columns-spanned="1" table:number-rows-spanned="4"/>
          <table:table-cell/>
          <table:table-cell office:value-type="string" calcext:value-type="string">
            <text:p>12:00hs:</text:p>
            <text:p>Estudio/Trabajo</text:p>
            <text:p><text:span text:style-name="T4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table-cell office:value-type="string" calcext:value-type="string">
            <text:p><text:span text:style-name="T5">12:00hs:</text:span></text:p>
            <text:p><text:span text:style-name="T5">Estudio/Trabajo</text:span></text:p>
            <text:p><text:span text:style-name="T6">15:00hs</text:span></text:p>
          </table:table-cell>
          <table:covered-table-cell/>
          <table:table-cell table:number-columns-repeated="7"/>
          <table:table-cell table:style-name="ce63" table:number-columns-spanned="1" table:number-rows-spanned="4"/>
          <table:table-cell table:number-columns-repeated="3"/>
          <table:table-cell table:style-name="ce21"/>
          <table:table-cell table:number-columns-repeated="3"/>
          <table:table-cell table:style-name="ce63" table:number-columns-spanned="1" table:number-rows-spanned="4"/>
          <table:table-cell table:number-columns-repeated="2"/>
          <table:table-cell table:style-name="ce21" table:number-columns-repeated="3"/>
          <table:table-cell table:number-columns-repeated="2"/>
          <table:table-cell table:style-name="ce63" table:number-columns-spanned="1" table:number-rows-spanned="4"/>
          <table:table-cell table:number-columns-repeated="29"/>
        </table:table-row>
        <table:table-row table:style-name="ro15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13"/>
          <table:table-cell table:number-columns-repeated="5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table:style-name="ce65" office:value-type="string" calcext:value-type="string" table:number-columns-spanned="6" table:number-rows-spanned="1">
            <text:p>Sexta parte</text:p>
          </table:table-cell>
          <table:covered-table-cell table:number-columns-repeated="6"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2"/>
          <table:table-cell table:style-name="ce21" table:number-columns-repeated="3"/>
          <table:table-cell table:number-columns-repeated="2"/>
          <table:covered-table-cell/>
          <table:table-cell table:number-columns-repeated="29"/>
        </table:table-row>
        <table:table-row table:style-name="ro8"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 table:number-columns-repeated="2"/>
          <table:table-cell table:style-name="ce21" table:number-columns-repeated="2"/>
          <table:table-cell table:number-columns-repeated="3"/>
          <table:covered-table-cell/>
          <table:table-cell table:number-columns-repeated="7"/>
          <table:covered-table-cell/>
          <table:table-cell/>
          <table:table-cell table:style-name="ce13" office:value-type="string" calcext:value-type="string">
            <text:p><text:span text:style-name="T5">15:00hs:</text:span></text:p>
            <text:p><text:span text:style-name="T5">Momento de</text:span></text:p>
            <text:p><text:span text:style-name="T5">Finanzas</text:span></text:p>
            <text:p><text:span text:style-name="T6">15:1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 office:value-type="string" calcext:value-type="string">
            <text:p><text:span text:style-name="T5">15:00hs:</text:span></text:p>
            <text:p><text:span text:style-name="T5">Paseo</text:span></text:p>
            <text:p><text:span text:style-name="T5">Vespertino</text:span></text:p>
            <text:p><text:span text:style-name="T6">16:30hs</text:span></text:p>
          </table:table-cell>
          <table:table-cell office:value-type="string" calcext:value-type="string">
            <text:p><text:span text:style-name="T5">15:00hs:</text:span></text:p>
            <text:p><text:span text:style-name="T5">Momento de</text:span></text:p>
            <text:p><text:span text:style-name="T5">Finanzas</text:span></text:p>
            <text:p><text:span text:style-name="T6">15:10hs</text:span></text:p>
          </table:table-cell>
          <table:table-cell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9"/>
        </table:table-row>
        <table:table-row table:style-name="ro7">
          <table:table-cell table:number-columns-repeated="4"/>
          <table:table-cell table:style-name="Default"/>
          <table:table-cell table:number-columns-repeated="2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2"/>
          <table:table-cell table:style-name="ce21"/>
          <table:table-cell table:number-columns-repeated="4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 table:number-columns-repeated="7"/>
          <table:covered-table-cell/>
          <table:table-cell/>
          <table:table-cell office:value-type="string" calcext:value-type="string">
            <text:p>1510hs:</text:p>
            <text:p>Estudio/Trabajo</text:p>
            <text:p><text:span text:style-name="T4">18:00hs</text:span></text:p>
          </table:table-cell>
          <table:table-cell office:value-type="string" calcext:value-type="string">
            <text:p><text:span text:style-name="T5">15:2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2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6:3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1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<text:span text:style-name="T5">15:00hs:</text:span></text:p>
            <text:p><text:span text:style-name="T5">Estudio/Trabajo</text:span></text:p>
            <text:p><text:span text:style-name="T6">18:00hs</text:span></text:p>
          </table:table-cell>
          <table:table-cell office:value-type="string" calcext:value-type="string">
            <text:p>17:00hs: Hora </text:p>
            <text:p>Blanca</text:p>
            <text:p><text:span text:style-name="T4">18:00hs</text:span></text:p>
          </table:table-cell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5"/>
          <table:table-cell table:style-name="ce21"/>
          <table:table-cell/>
          <table:covered-table-cell/>
          <table:table-cell table:number-columns-repeated="29"/>
        </table:table-row>
        <table:table-row table:style-name="ro15"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2"/>
          <table:covered-table-cell table:style-name="ce78" office:value-type="string" calcext:value-type="string">
            <text:p>2100hs</text:p>
          </table:covered-table-cell>
          <table:covered-table-cell table:number-columns-repeated="3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65" office:value-type="string" calcext:value-type="string" table:number-columns-spanned="6" table:number-rows-spanned="1">
            <text:p>Séptima parte</text:p>
          </table:table-cell>
          <table:covered-table-cell table:number-columns-repeated="5"/>
          <table:table-cell table:style-name="ce67" table:number-columns-spanned="1" table:number-rows-spanned="5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/>
          <table:table-cell table:style-name="ce9" office:value-type="string" calcext:value-type="string" table:number-columns-spanned="7" table:number-rows-spanned="1">
            <text:p>Hora de ensueño</text:p>
          </table:table-cell>
          <table:covered-table-cell table:number-columns-repeated="6"/>
          <table:table-cell table:number-columns-repeated="29"/>
        </table:table-row>
        <table:table-row table:style-name="ro8"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office:value-type="string" calcext:value-type="string">
            <text:p>18:00hs:</text:p>
            <text:p><text:span text:style-name="T5">Espacio de</text:span></text:p>
            <text:p><text:span text:style-name="T5">Juego</text:span></text:p>
            <text:p><text:span text:style-name="T4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table-cell office:value-type="string" calcext:value-type="string">
            <text:p><text:span text:style-name="T5">18:00hs:</text:span></text:p>
            <text:p><text:span text:style-name="T5">Espacio de</text:span></text:p>
            <text:p><text:span text:style-name="T5">Juego</text:span></text:p>
            <text:p><text:span text:style-name="T6">21:00hs</text:span></text:p>
          </table:table-cell>
          <table:covered-table-cell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/>
          <table:table-cell table:style-name="ce10"/>
          <table:table-cell table:style-name="ce19" table:number-columns-repeated="5"/>
          <table:table-cell table:style-name="ce66"/>
          <table:table-cell table:number-columns-repeated="29"/>
        </table:table-row>
        <table:table-row table:style-name="ro15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65" office:value-type="string" calcext:value-type="string" table:number-columns-spanned="6" table:number-rows-spanned="1">
            <text:p>Octava parte</text:p>
          </table:table-cell>
          <table:covered-table-cell table:number-columns-repeated="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office:value-type="string" calcext:value-type="string">
            <text:p>21:00hs:</text:p>
            <text:p>Espacio de Juego</text:p>
            <text:p><text:span text:style-name="T4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table-cell table:style-name="ce21" office:value-type="string" calcext:value-type="string">
            <text:p><text:span text:style-name="T5">21:00hs:</text:span></text:p>
            <text:p><text:span text:style-name="T5">Espacio de Juego</text:span></text:p>
            <text:p><text:span text:style-name="T6">00:00hs</text:span></text:p>
          </table:table-cell>
          <table:covered-table-cell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  <table:table-row table:style-name="ro7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ce10"/>
          <table:table-cell table:style-name="ce19" table:number-columns-repeated="3"/>
          <table:table-cell table:style-name="ce19" office:value-type="string" calcext:value-type="string">
            <text:p><text:span text:style-name="T5">21:30hs:Regar el</text:span></text:p>
            <text:p><text:span text:style-name="T5">Jardín</text:span></text:p>
            <text:p><text:span text:style-name="T6">22:00hs</text:span></text:p>
          </table:table-cell>
          <table:table-cell table:style-name="ce19"/>
          <table:covered-table-cell table:style-name="ce66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02:15:38.19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3T22:08:20.340881953</meta:creation-date>
    <dc:date>2023-07-14T12:49:38.920000000</dc:date>
    <meta:editing-duration>PT13H47M40S</meta:editing-duration>
    <meta:editing-cycles>36</meta:editing-cycles>
    <meta:generator>LibreOffice/7.3.3.2$Windows_X86_64 LibreOffice_project/d1d0ea68f081ee2800a922cac8f79445e4603348</meta:generator>
    <meta:document-statistic meta:table-count="1" meta:cell-count="8688" meta:object-count="49"/>
  </office:meta>
</office:document-meta>
</file>